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Verdana"/>
    <style:font-face style:name="Cabin-semi-bold" svg:font-family="Cabin-semi-bold, sans-serif"/>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Times" svg:font-family="Times, serif"/>
    <style:font-face style:name="Times New Roman" svg:font-family="'Times New Roman'" style:font-family-generic="roman" style:font-pitch="variable"/>
    <style:font-face style:name="source sans pro" svg:font-family="'source sans pro', apple-system, BlinkMacSystemFont, 'segoe ui', Roboto, 'helvetica neue', Arial, sans-serif, 'apple color emoji', 'segoe ui emoji', 'segoe ui symbol'"/>
  </office:font-face-decls>
  <office:automatic-styles>
    <style:style style:name="P1" style:family="paragraph" style:parent-style-name="Footnote">
      <style:text-properties style:font-name="Arial"/>
    </style:style>
    <style:style style:name="P2" style:family="paragraph" style:parent-style-name="Standard">
      <loext:graphic-properties draw:fill-gradient-name="gradient" draw:fill-hatch-name="hatch"/>
      <style:paragraph-properties fo:line-height="150%"/>
      <style:text-properties officeooo:rsid="001c6dae" officeooo:paragraph-rsid="001c6dae"/>
    </style:style>
    <style:style style:name="P3" style:family="paragraph" style:parent-style-name="Standard">
      <loext:graphic-properties draw:fill-gradient-name="gradient" draw:fill-hatch-name="hatch"/>
      <style:paragraph-properties fo:line-height="150%"/>
      <style:text-properties style:font-name="Arial" officeooo:rsid="001c6dae" officeooo:paragraph-rsid="001c6dae"/>
    </style:style>
    <style:style style:name="P4" style:family="paragraph" style:parent-style-name="Standard" style:list-style-name="L3">
      <loext:graphic-properties draw:fill-gradient-name="gradient" draw:fill-hatch-name="hatch"/>
      <style:paragraph-properties fo:line-height="150%" fo:text-align="justify" style:justify-single-word="false"/>
      <style:text-properties style:font-name="Arial" fo:font-weight="bold" officeooo:paragraph-rsid="001e1d0c" style:font-weight-asian="bold" style:font-weight-complex="bold"/>
    </style:style>
    <style:style style:name="P5" style:family="paragraph" style:parent-style-name="Standard" style:list-style-name="L3">
      <loext:graphic-properties draw:fill-gradient-name="gradient" draw:fill-hatch-name="hatch"/>
      <style:paragraph-properties fo:line-height="150%" fo:text-align="justify" style:justify-single-word="false"/>
      <style:text-properties style:font-name="Arial" fo:font-weight="bold" officeooo:paragraph-rsid="005e3b9e" style:font-weight-asian="bold" style:font-weight-complex="bold"/>
    </style:style>
    <style:style style:name="P6" style:family="paragraph" style:parent-style-name="Standard">
      <loext:graphic-properties draw:fill-gradient-name="gradient" draw:fill-hatch-name="hatch"/>
      <style:paragraph-properties fo:line-height="150%" fo:text-align="justify" style:justify-single-word="false"/>
      <style:text-properties style:font-name="Arial" fo:font-weight="bold" officeooo:paragraph-rsid="001e1d0c" style:font-weight-asian="bold" style:font-weight-complex="bold"/>
    </style:style>
    <style:style style:name="P7" style:family="paragraph" style:parent-style-name="Standard">
      <loext:graphic-properties draw:fill-gradient-name="gradient" draw:fill-hatch-name="hatch"/>
      <style:paragraph-properties fo:margin-left="0in" fo:margin-right="0in" fo:line-height="150%" fo:text-align="justify" style:justify-single-word="false" fo:text-indent="0in" style:auto-text-indent="false"/>
      <style:text-properties style:font-name="Arial" fo:font-weight="bold" officeooo:paragraph-rsid="001e1d0c" style:font-weight-asian="bold" style:font-weight-complex="bold"/>
    </style:style>
    <style:style style:name="P8" style:family="paragraph" style:parent-style-name="Standard" style:list-style-name="L3">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style:font-name="Arial" fo:font-weight="bold" officeooo:paragraph-rsid="005e3b9e" style:font-weight-asian="bold" style:font-weight-complex="bold"/>
    </style:style>
    <style:style style:name="P9" style:family="paragraph" style:parent-style-name="Standard">
      <loext:graphic-properties draw:fill-gradient-name="gradient" draw:fill-hatch-name="hatch"/>
      <style:paragraph-properties fo:line-height="150%" fo:text-align="justify" style:justify-single-word="false"/>
      <style:text-properties style:font-name="Arial" fo:font-weight="bold" officeooo:rsid="00298980" officeooo:paragraph-rsid="00298980" style:font-weight-asian="bold" style:font-weight-complex="bold"/>
    </style:style>
    <style:style style:name="P10" style:family="paragraph" style:parent-style-name="Standard">
      <loext:graphic-properties draw:fill-gradient-name="gradient" draw:fill-hatch-name="hatch"/>
      <style:paragraph-properties fo:line-height="150%" fo:text-align="justify" style:justify-single-word="false"/>
      <style:text-properties style:font-name="Arial" fo:font-weight="bold" officeooo:rsid="004186f3" officeooo:paragraph-rsid="004186f3" style:font-weight-asian="bold" style:font-weight-complex="bold"/>
    </style:style>
    <style:style style:name="P11" style:family="paragraph" style:parent-style-name="Standard">
      <loext:graphic-properties draw:fill-gradient-name="gradient" draw:fill-hatch-name="hatch"/>
      <style:paragraph-properties fo:line-height="150%" fo:text-align="center" style:justify-single-word="false"/>
      <style:text-properties style:font-name="Arial" fo:font-size="14pt" fo:font-weight="bold" officeooo:rsid="001e1bc3" officeooo:paragraph-rsid="001e1bc3"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fo:font-weight="bold" officeooo:rsid="001c6dae" officeooo:paragraph-rsid="001c6dae" fo:background-color="#ffff00"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fo:font-weight="bold" officeooo:rsid="001c6dae" officeooo:paragraph-rsid="002c8e74" fo:background-color="#ffff00"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fo:font-size="14pt" fo:font-weight="bold" officeooo:rsid="001c6dae" officeooo:paragraph-rsid="001c6dae" fo:background-color="#ffffff"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Arial" fo:font-size="14pt" fo:font-weight="bold" officeooo:rsid="001c6dae" officeooo:paragraph-rsid="002c8e74" fo:background-color="#ffffff" style:font-size-asian="14pt" style:font-weight-asian="bold" style:font-size-complex="14pt" style:font-weight-complex="bold"/>
    </style:style>
    <style:style style:name="P16" style:family="paragraph" style:parent-style-name="Standard">
      <loext:graphic-properties draw:fill-gradient-name="gradient" draw:fill-hatch-name="hatch"/>
      <style:paragraph-properties fo:line-height="150%" fo:text-align="center" style:justify-single-word="false"/>
      <style:text-properties style:font-name="Arial" fo:font-size="14pt" fo:font-weight="bold" officeooo:rsid="001c6dae" officeooo:paragraph-rsid="002e6818" fo:background-color="#ffffff"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Arial" fo:font-size="14pt" fo:font-weight="bold" officeooo:rsid="002c8e74" officeooo:paragraph-rsid="002c8e74" fo:background-color="#ffffff" style:font-size-asian="14pt" style:font-weight-asian="bold" style:font-size-complex="14pt" style:font-weight-complex="bold"/>
    </style:style>
    <style:style style:name="P18"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2796b4" style:font-size-asian="10.5pt" style:font-weight-asian="normal" style:font-size-complex="12pt" style:font-weight-complex="normal"/>
    </style:style>
    <style:style style:name="P19"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298980" style:font-size-asian="10.5pt" style:font-weight-asian="normal" style:font-size-complex="12pt" style:font-weight-complex="normal"/>
    </style:style>
    <style:style style:name="P20"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58f753" style:font-size-asian="10.5pt" style:font-weight-asian="normal" style:font-size-complex="12pt" style:font-weight-complex="normal"/>
    </style:style>
    <style:style style:name="P21"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64873b" style:font-size-asian="10.5pt" style:font-weight-asian="normal" style:font-size-complex="12pt" style:font-weight-complex="normal"/>
    </style:style>
    <style:style style:name="P22"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2796b4" fo:background-color="#ffffff" style:font-size-asian="10.5pt" style:font-weight-asian="normal" style:font-size-complex="12pt" style:font-weight-complex="normal"/>
    </style:style>
    <style:style style:name="P23"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298980" fo:background-color="#ffffff" style:font-size-asian="10.5pt" style:font-weight-asian="normal" style:font-size-complex="12pt" style:font-weight-complex="normal"/>
    </style:style>
    <style:style style:name="P24"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500111" officeooo:paragraph-rsid="0058f753" fo:background-color="#ffffff" style:font-size-asian="10.5pt" style:font-weight-asian="normal" style:font-size-complex="12pt" style:font-weight-complex="normal"/>
    </style:style>
    <style:style style:name="P25" style:family="paragraph" style:parent-style-name="Standard" style:list-style-name="L2">
      <loext:graphic-properties draw:fill-gradient-name="gradient" draw:fill-hatch-name="hatch"/>
      <style:paragraph-properties fo:line-height="150%" fo:text-align="justify" style:justify-single-word="false"/>
      <style:text-properties style:font-name="Arial" fo:font-size="12pt" fo:font-weight="normal" officeooo:rsid="001e1bc3" officeooo:paragraph-rsid="002796b4" fo:background-color="#ffff00" style:font-size-asian="10.5pt" style:font-weight-asian="normal" style:font-size-complex="12pt" style:font-weight-complex="normal"/>
    </style:style>
    <style:style style:name="P26" style:family="paragraph" style:parent-style-name="Standard" style:list-style-name="L3">
      <loext:graphic-properties draw:fill-gradient-name="gradient" draw:fill-hatch-name="hatch"/>
      <style:paragraph-properties fo:line-height="150%" fo:text-align="justify" style:justify-single-word="false"/>
      <style:text-properties style:font-name="Arial" officeooo:paragraph-rsid="001e1d0c"/>
    </style:style>
    <style:style style:name="P27" style:family="paragraph" style:parent-style-name="Standard">
      <loext:graphic-properties draw:fill-gradient-name="gradient" draw:fill-hatch-name="hatch"/>
      <style:paragraph-properties fo:line-height="150%" fo:text-align="justify" style:justify-single-word="false"/>
      <style:text-properties style:font-name="Arial" officeooo:paragraph-rsid="001e1d0c"/>
    </style:style>
    <style:style style:name="P28" style:family="paragraph" style:parent-style-name="Standard">
      <loext:graphic-properties draw:fill-gradient-name="gradient" draw:fill-hatch-name="hatch"/>
      <style:paragraph-properties fo:line-height="150%" fo:text-align="justify" style:justify-single-word="false"/>
      <style:text-properties style:font-name="Arial" officeooo:paragraph-rsid="001e1d0c" fo:background-color="#ffff00"/>
    </style:style>
    <style:style style:name="P29" style:family="paragraph" style:parent-style-name="Standard" style:list-style-name="L3">
      <loext:graphic-properties draw:fill-gradient-name="gradient" draw:fill-hatch-name="hatch"/>
      <style:paragraph-properties fo:line-height="150%" fo:text-align="justify" style:justify-single-word="false"/>
      <style:text-properties style:font-name="Arial" officeooo:paragraph-rsid="001e1d0c" fo:background-color="#ffff00"/>
    </style:style>
    <style:style style:name="P30" style:family="paragraph" style:parent-style-name="Standard">
      <loext:graphic-properties draw:fill-gradient-name="gradient" draw:fill-hatch-name="hatch"/>
      <style:paragraph-properties fo:line-height="150%" fo:text-align="justify" style:justify-single-word="false"/>
      <style:text-properties style:font-name="Arial" officeooo:rsid="0020d264" officeooo:paragraph-rsid="0020d264" fo:background-color="#ffff00"/>
    </style:style>
    <style:style style:name="P31" style:family="paragraph" style:parent-style-name="Standard" style:list-style-name="L3">
      <loext:graphic-properties draw:fill-gradient-name="gradient" draw:fill-hatch-name="hatch"/>
      <style:paragraph-properties fo:line-height="150%" fo:text-align="justify" style:justify-single-word="false"/>
      <style:text-properties style:font-name="Arial" fo:font-style="italic" officeooo:paragraph-rsid="001e1d0c" style:font-style-asian="italic" style:font-style-complex="italic"/>
    </style:style>
    <style:style style:name="P32" style:family="paragraph" style:parent-style-name="Standard" style:list-style-name="L7">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style:font-name="Arial" fo:font-style="italic" officeooo:paragraph-rsid="003a0ff2" style:font-style-asian="italic" style:font-style-complex="italic"/>
    </style:style>
    <style:style style:name="P33" style:family="paragraph" style:parent-style-name="Standard" style:list-style-name="L3">
      <loext:graphic-properties draw:fill-gradient-name="gradient" draw:fill-hatch-name="hatch"/>
      <style:paragraph-properties fo:line-height="150%" fo:text-align="justify" style:justify-single-word="false"/>
      <style:text-properties style:font-name="Arial" fo:font-style="italic" fo:font-weight="bold" officeooo:paragraph-rsid="001e1d0c" style:font-style-asian="italic" style:font-weight-asian="bold" style:font-style-complex="italic" style:font-weight-complex="bold"/>
    </style:style>
    <style:style style:name="P34" style:family="paragraph" style:parent-style-name="Standard">
      <loext:graphic-properties draw:fill-gradient-name="gradient" draw:fill-hatch-name="hatch"/>
      <style:paragraph-properties fo:line-height="150%" fo:text-align="justify" style:justify-single-word="false"/>
      <style:text-properties style:font-name="Arial" fo:font-style="italic" fo:font-weight="bold" officeooo:paragraph-rsid="001e1d0c" style:font-style-asian="italic" style:font-weight-asian="bold" style:font-style-complex="italic" style:font-weight-complex="bold"/>
    </style:style>
    <style:style style:name="P35" style:family="paragraph" style:parent-style-name="Standard">
      <loext:graphic-properties draw:fill-gradient-name="gradient" draw:fill-hatch-name="hatch"/>
      <style:paragraph-properties fo:line-height="150%" fo:text-align="justify" style:justify-single-word="false"/>
      <style:text-properties style:font-name="Arial" fo:font-style="italic" fo:font-weight="bold" officeooo:rsid="00490f17" officeooo:paragraph-rsid="00490f17" style:font-style-asian="italic" style:font-weight-asian="bold" style:font-style-complex="italic" style:font-weight-complex="bold"/>
    </style:style>
    <style:style style:name="P36" style:family="paragraph" style:parent-style-name="Standard">
      <loext:graphic-properties draw:fill-gradient-name="gradient" draw:fill-hatch-name="hatch"/>
      <style:paragraph-properties fo:line-height="150%" fo:text-align="justify" style:justify-single-word="false"/>
      <style:text-properties style:font-name="Arial" fo:font-style="italic" fo:font-weight="bold" officeooo:paragraph-rsid="001e1d0c" fo:background-color="#ffff00" style:font-style-asian="italic" style:font-weight-asian="bold" style:font-style-complex="italic" style:font-weight-complex="bold"/>
    </style:style>
    <style:style style:name="P37" style:family="paragraph" style:parent-style-name="Standard" style:list-style-name="L3">
      <loext:graphic-properties draw:fill-gradient-name="gradient" draw:fill-hatch-name="hatch"/>
      <style:paragraph-properties fo:line-height="150%" fo:text-align="justify" style:justify-single-word="false"/>
      <style:text-properties style:font-name="Arial" fo:font-style="italic" fo:font-weight="bold" officeooo:paragraph-rsid="001e1d0c" fo:background-color="#ffffff" style:font-style-asian="italic" style:font-weight-asian="bold" style:font-style-complex="italic" style:font-weight-complex="bold"/>
    </style:style>
    <style:style style:name="P38" style:family="paragraph" style:parent-style-name="Standard">
      <loext:graphic-properties draw:fill-gradient-name="gradient" draw:fill-hatch-name="hatch"/>
      <style:paragraph-properties fo:line-height="150%" fo:text-align="justify" style:justify-single-word="false"/>
      <style:text-properties style:font-name="Arial" fo:font-style="italic" fo:font-weight="bold" officeooo:rsid="00490f17" officeooo:paragraph-rsid="00490f17" fo:background-color="#ffffff" style:font-style-asian="italic" style:font-weight-asian="bold" style:font-style-complex="italic" style:font-weight-complex="bold"/>
    </style:style>
    <style:style style:name="P39" style:family="paragraph" style:parent-style-name="Standard">
      <loext:graphic-properties draw:fill-gradient-name="gradient" draw:fill-hatch-name="hatch"/>
      <style:paragraph-properties fo:line-height="150%" fo:text-align="justify" style:justify-single-word="false"/>
      <style:text-properties style:font-name="Arial" officeooo:rsid="0020d264" officeooo:paragraph-rsid="0020d264" fo:background-color="#ffffff"/>
    </style:style>
    <style:style style:name="P40" style:family="paragraph" style:parent-style-name="Standard">
      <loext:graphic-properties draw:fill-gradient-name="gradient" draw:fill-hatch-name="hatch"/>
      <style:paragraph-properties fo:line-height="150%" fo:text-align="justify" style:justify-single-word="false"/>
      <style:text-properties style:font-name="Arial" officeooo:rsid="0025fe5e" officeooo:paragraph-rsid="0025fe5e" fo:background-color="#ffffff"/>
    </style:style>
    <style:style style:name="P41" style:family="paragraph" style:parent-style-name="Standard">
      <loext:graphic-properties draw:fill-gradient-name="gradient" draw:fill-hatch-name="hatch"/>
      <style:paragraph-properties fo:line-height="150%" fo:text-align="justify" style:justify-single-word="false"/>
      <style:text-properties style:font-name="Arial" officeooo:paragraph-rsid="001e1d0c" fo:background-color="#ffffff"/>
    </style:style>
    <style:style style:name="P42" style:family="paragraph" style:parent-style-name="Standard" style:list-style-name="L3">
      <loext:graphic-properties draw:fill-gradient-name="gradient" draw:fill-hatch-name="hatch"/>
      <style:paragraph-properties fo:line-height="150%" fo:text-align="justify" style:justify-single-word="false"/>
      <style:text-properties style:font-name="Arial" officeooo:paragraph-rsid="001e1d0c" fo:background-color="#ffffff"/>
    </style:style>
    <style:style style:name="P43" style:family="paragraph" style:parent-style-name="Standard">
      <loext:graphic-properties draw:fill-gradient-name="gradient" draw:fill-hatch-name="hatch"/>
      <style:paragraph-properties fo:line-height="150%" fo:text-align="justify" style:justify-single-word="false"/>
      <style:text-properties style:font-name="Arial" officeooo:rsid="006da328" officeooo:paragraph-rsid="006da328" fo:background-color="#ffffff"/>
    </style:style>
    <style:style style:name="P44" style:family="paragraph" style:parent-style-name="Standard" style:list-style-name="L3">
      <loext:graphic-properties draw:fill-gradient-name="gradient" draw:fill-hatch-name="hatch"/>
      <style:paragraph-properties fo:margin-left="0in" fo:margin-right="0in" fo:line-height="150%" fo:text-align="justify" style:justify-single-word="false" fo:text-indent="0in" style:auto-text-indent="false"/>
      <style:text-properties style:font-name="Arial" fo:font-weight="normal" officeooo:rsid="002a62a9" officeooo:paragraph-rsid="002a62a9" style:font-weight-asian="normal" style:font-weight-complex="normal"/>
    </style:style>
    <style:style style:name="P45" style:family="paragraph" style:parent-style-name="Standard" style:list-style-name="L3">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style:font-name="Arial" fo:font-weight="normal" officeooo:rsid="002c244a" officeooo:paragraph-rsid="002c244a" style:font-weight-asian="normal" style:font-weight-complex="normal"/>
    </style:style>
    <style:style style:name="P46" style:family="paragraph" style:parent-style-name="Standard">
      <style:paragraph-properties fo:text-align="center" style:justify-single-word="false"/>
      <style:text-properties style:font-name="Arial" fo:font-size="16pt" fo:font-weight="bold" officeooo:rsid="002c8e74" officeooo:paragraph-rsid="002c8e74" fo:background-color="#ffffff" style:font-size-asian="16pt" style:font-weight-asian="bold" style:font-size-complex="16pt" style:font-weight-complex="bold"/>
    </style:style>
    <style:style style:name="P47" style:family="paragraph" style:parent-style-name="Standard">
      <loext:graphic-properties draw:fill-gradient-name="gradient" draw:fill-hatch-name="hatch"/>
      <style:paragraph-properties fo:line-height="150%" fo:text-align="justify" style:justify-single-word="false"/>
      <style:text-properties style:font-name="Arial" fo:font-style="normal" officeooo:paragraph-rsid="003a0ff2" style:font-style-asian="normal" style:font-style-complex="normal"/>
    </style:style>
    <style:style style:name="P48" style:family="paragraph" style:parent-style-name="Standard" style:list-style-name="L3">
      <loext:graphic-properties draw:fill-gradient-name="gradient" draw:fill-hatch-name="hatch"/>
      <style:paragraph-properties fo:line-height="150%" fo:text-align="justify" style:justify-single-word="false"/>
      <style:text-properties style:font-name="Arial" fo:font-style="normal" style:text-underline-style="none" fo:font-weight="normal" officeooo:rsid="00490f17" officeooo:paragraph-rsid="00490f17" fo:background-color="#ffffff" style:font-style-asian="normal" style:font-weight-asian="normal" style:font-style-complex="normal" style:font-weight-complex="normal"/>
    </style:style>
    <style:style style:name="P49" style:family="paragraph" style:parent-style-name="Standard" style:list-style-name="L3">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style:font-name="Arial" fo:font-style="normal" fo:font-weight="normal" officeooo:rsid="00493957" officeooo:paragraph-rsid="00493957" style:font-style-asian="normal" style:font-weight-asian="normal" style:font-style-complex="normal" style:font-weight-complex="normal"/>
    </style:style>
    <style:style style:name="P50" style:family="paragraph" style:parent-style-name="Standard">
      <loext:graphic-properties draw:fill-gradient-name="gradient" draw:fill-hatch-name="hatch"/>
      <style:paragraph-properties fo:line-height="150%" fo:text-align="justify" style:justify-single-word="false"/>
      <style:text-properties style:font-name="Arial" fo:font-style="normal" fo:font-weight="normal" officeooo:rsid="005e3b9e" officeooo:paragraph-rsid="005e3b9e" fo:background-color="#ffffff" style:font-style-asian="normal" style:font-weight-asian="normal" style:font-style-complex="normal" style:font-weight-complex="normal"/>
    </style:style>
    <style:style style:name="P51" style:family="paragraph" style:parent-style-name="Standard">
      <loext:graphic-properties draw:fill-gradient-name="gradient" draw:fill-hatch-name="hatch"/>
      <style:paragraph-properties fo:line-height="150%" fo:text-align="justify" style:justify-single-word="false"/>
      <style:text-properties style:font-name="Arial" officeooo:rsid="00490f17" officeooo:paragraph-rsid="00490f17"/>
    </style:style>
    <style:style style:name="P52" style:family="paragraph" style:parent-style-name="Standard" style:list-style-name="L7">
      <loext:graphic-properties draw:fill-gradient-name="gradient" draw:fill-hatch-name="hatch"/>
      <style:paragraph-properties fo:line-height="150%" fo:text-align="justify" style:justify-single-word="false"/>
      <style:text-properties officeooo:paragraph-rsid="00365ae2"/>
    </style:style>
    <style:style style:name="P53" style:family="paragraph" style:parent-style-name="Standard" style:list-style-name="L7">
      <loext:graphic-properties draw:fill-gradient-name="gradient" draw:fill-hatch-name="hatch"/>
      <style:paragraph-properties fo:line-height="150%" fo:text-align="justify" style:justify-single-word="false"/>
      <style:text-properties officeooo:paragraph-rsid="003178fb"/>
    </style:style>
    <style:style style:name="P54" style:family="paragraph" style:parent-style-name="Standard">
      <loext:graphic-properties draw:fill-gradient-name="gradient" draw:fill-hatch-name="hatch"/>
      <style:paragraph-properties fo:line-height="150%" fo:text-align="justify" style:justify-single-word="false"/>
      <style:text-properties officeooo:paragraph-rsid="003178fb"/>
    </style:style>
    <style:style style:name="P55" style:family="paragraph" style:parent-style-name="Standard" style:list-style-name="L7">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officeooo:paragraph-rsid="003178fb"/>
    </style:style>
    <style:style style:name="P56" style:family="paragraph" style:parent-style-name="Standard" style:list-style-name="L7">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officeooo:paragraph-rsid="00365ae2"/>
    </style:style>
    <style:style style:name="P57" style:family="paragraph" style:parent-style-name="Standard" style:list-style-name="L5">
      <loext:graphic-properties draw:fill-gradient-name="gradient" draw:fill-hatch-name="hatch"/>
      <style:paragraph-properties fo:line-height="150%"/>
      <style:text-properties officeooo:paragraph-rsid="002e6818"/>
    </style:style>
    <style:style style:name="P58" style:family="paragraph" style:parent-style-name="Standard" style:list-style-name="L5">
      <loext:graphic-properties draw:fill-gradient-name="gradient" draw:fill-hatch-name="hatch"/>
      <style:paragraph-properties fo:line-height="150%"/>
      <style:text-properties officeooo:paragraph-rsid="003178fb"/>
    </style:style>
    <style:style style:name="P59" style:family="paragraph" style:parent-style-name="Standard" style:list-style-name="L5">
      <loext:graphic-properties draw:fill-gradient-name="gradient" draw:fill-hatch-name="hatch"/>
      <style:paragraph-properties fo:line-height="150%"/>
      <style:text-properties officeooo:paragraph-rsid="004783f4"/>
    </style:style>
    <style:style style:name="P60" style:family="paragraph" style:parent-style-name="Standard" style:list-style-name="L5">
      <loext:graphic-properties draw:fill-gradient-name="gradient" draw:fill-hatch-name="hatch"/>
      <style:paragraph-properties fo:line-height="150%"/>
      <style:text-properties officeooo:paragraph-rsid="0049d843"/>
    </style:style>
    <style:style style:name="P61" style:family="paragraph" style:parent-style-name="Standard" style:list-style-name="L5">
      <loext:graphic-properties draw:fill-gradient-name="gradient" draw:fill-hatch-name="hatch"/>
      <style:paragraph-properties fo:line-height="150%"/>
      <style:text-properties officeooo:paragraph-rsid="004cd799"/>
    </style:style>
    <style:style style:name="P62" style:family="paragraph" style:parent-style-name="Standard" style:list-style-name="L5">
      <loext:graphic-properties draw:fill-gradient-name="gradient" draw:fill-hatch-name="hatch"/>
      <style:paragraph-properties fo:line-height="150%"/>
      <style:text-properties officeooo:paragraph-rsid="0053575e"/>
    </style:style>
    <style:style style:name="P63" style:family="paragraph" style:parent-style-name="Standard">
      <loext:graphic-properties draw:fill-gradient-name="gradient" draw:fill-hatch-name="hatch"/>
      <style:paragraph-properties fo:line-height="150%"/>
      <style:text-properties officeooo:paragraph-rsid="003178fb"/>
    </style:style>
    <style:style style:name="P64" style:family="paragraph" style:parent-style-name="Standard">
      <loext:graphic-properties draw:fill-gradient-name="gradient" draw:fill-hatch-name="hatch"/>
      <style:paragraph-properties fo:line-height="150%"/>
      <style:text-properties officeooo:paragraph-rsid="004cd799"/>
    </style:style>
    <style:style style:name="P65" style:family="paragraph" style:parent-style-name="Standard">
      <loext:graphic-properties draw:fill-gradient-name="gradient" draw:fill-hatch-name="hatch"/>
      <style:paragraph-properties fo:line-height="150%"/>
      <style:text-properties fo:font-style="italic" officeooo:rsid="001c6dae" officeooo:paragraph-rsid="001c6dae" style:font-style-asian="italic" style:font-style-complex="italic"/>
    </style:style>
    <style:style style:name="P66" style:family="paragraph" style:parent-style-name="Standard">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fo:font-style="italic" officeooo:rsid="003a8673" officeooo:paragraph-rsid="003a8673" style:font-style-asian="italic" style:font-style-complex="italic"/>
    </style:style>
    <style:style style:name="P67" style:family="paragraph" style:parent-style-name="Standard">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fo:font-style="italic" officeooo:rsid="003a8673" officeooo:paragraph-rsid="003bb04e" style:font-style-asian="italic" style:font-style-complex="italic"/>
    </style:style>
    <style:style style:name="P68" style:family="paragraph" style:parent-style-name="Standard">
      <loext:graphic-properties draw:fill-gradient-name="gradient" draw:fill-hatch-name="hatch"/>
      <style:paragraph-properties fo:margin-left="0.25in" fo:margin-right="0.5in" fo:line-height="100%" fo:text-align="justify" style:justify-single-word="false" fo:text-indent="0in" style:auto-text-indent="false">
        <style:tab-stops/>
      </style:paragraph-properties>
      <style:text-properties fo:font-style="italic" fo:font-weight="normal" officeooo:rsid="003bb04e" officeooo:paragraph-rsid="003bb04e" style:font-style-asian="italic" style:font-weight-asian="normal" style:font-style-complex="italic" style:font-weight-complex="normal"/>
    </style:style>
    <style:style style:name="P69" style:family="paragraph" style:parent-style-name="Standard">
      <loext:graphic-properties draw:fill-gradient-name="gradient" draw:fill-hatch-name="hatch"/>
      <style:paragraph-properties fo:line-height="100%" fo:text-align="justify" style:justify-single-word="false"/>
      <style:text-properties fo:font-style="italic" fo:font-weight="normal" officeooo:paragraph-rsid="003178fb" style:font-style-asian="italic" style:font-weight-asian="normal" style:font-style-complex="italic" style:font-weight-complex="normal"/>
    </style:style>
    <style:style style:name="P70" style:family="paragraph" style:parent-style-name="Standard" style:list-style-name="L7">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fo:font-weight="normal" officeooo:rsid="003bb04e" officeooo:paragraph-rsid="003bb04e" style:font-weight-asian="normal" style:font-weight-complex="normal"/>
    </style:style>
    <style:style style:name="P71" style:family="paragraph" style:parent-style-name="Standard" style:list-style-name="L7">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fo:font-weight="normal" officeooo:rsid="003bb04e" officeooo:paragraph-rsid="003bb04e" style:font-weight-asian="normal" style:font-weight-complex="normal"/>
    </style:style>
    <style:style style:name="P72" style:family="paragraph" style:parent-style-name="Standard">
      <loext:graphic-properties draw:fill-gradient-name="gradient" draw:fill-hatch-name="hatch"/>
      <style:paragraph-properties fo:margin-left="0.25in" fo:margin-right="0.5in" fo:line-height="100%" fo:text-align="justify" style:justify-single-word="false" fo:text-indent="0in" style:auto-text-indent="false">
        <style:tab-stops/>
      </style:paragraph-properties>
      <style:text-properties fo:font-weight="normal" officeooo:rsid="003bb04e" officeooo:paragraph-rsid="003bb04e" style:font-weight-asian="normal" style:font-weight-complex="normal"/>
    </style:style>
    <style:style style:name="P73" style:family="paragraph" style:parent-style-name="Standard">
      <loext:graphic-properties draw:fill-gradient-name="gradient" draw:fill-hatch-name="hatch"/>
      <style:paragraph-properties fo:line-height="150%" fo:text-align="justify" style:justify-single-word="false"/>
      <style:text-properties fo:font-weight="normal" officeooo:rsid="003cbaef" officeooo:paragraph-rsid="003cbaef" style:font-weight-asian="normal" style:font-weight-complex="normal"/>
    </style:style>
    <style:style style:name="P74" style:family="paragraph" style:parent-style-name="Standard" style:list-style-name="L5">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fo:font-weight="normal" officeooo:rsid="004cd799" officeooo:paragraph-rsid="004dc206" style:font-weight-asian="normal" style:font-weight-complex="normal"/>
    </style:style>
    <style:style style:name="P75" style:family="paragraph" style:parent-style-name="Standard">
      <loext:graphic-properties draw:fill-gradient-name="gradient" draw:fill-hatch-name="hatch"/>
      <style:paragraph-properties fo:margin-left="0in" fo:margin-right="0.5in" fo:line-height="100%" fo:text-align="justify" style:justify-single-word="false" fo:text-indent="0in" style:auto-text-indent="false">
        <style:tab-stops/>
      </style:paragraph-properties>
      <style:text-properties fo:font-weight="normal" officeooo:rsid="004dc206" officeooo:paragraph-rsid="004dc206" style:font-weight-asian="normal" style:font-weight-complex="normal"/>
    </style:style>
    <style:style style:name="P76" style:family="paragraph" style:parent-style-name="Standard">
      <loext:graphic-properties draw:fill-gradient-name="gradient" draw:fill-hatch-name="hatch"/>
      <style:paragraph-properties fo:margin-left="0in" fo:margin-right="0.5in" fo:line-height="150%" fo:text-align="justify" style:justify-single-word="false" fo:text-indent="0in" style:auto-text-indent="false">
        <style:tab-stops/>
      </style:paragraph-properties>
      <style:text-properties fo:font-weight="normal" officeooo:rsid="004dc206" officeooo:paragraph-rsid="004dc206" style:font-weight-asian="normal" style:font-weight-complex="normal"/>
    </style:style>
    <style:style style:name="P77" style:family="paragraph" style:parent-style-name="Standard">
      <loext:graphic-properties draw:fill-gradient-name="gradient" draw:fill-hatch-name="hatch"/>
      <style:paragraph-properties fo:line-height="150%"/>
      <style:text-properties fo:font-weight="normal" officeooo:rsid="004e1424" officeooo:paragraph-rsid="004e1424" style:font-weight-asian="normal" style:font-weight-complex="normal"/>
    </style:style>
    <style:style style:name="P78" style:family="paragraph" style:parent-style-name="Standard">
      <loext:graphic-properties draw:fill-gradient-name="gradient" draw:fill-hatch-name="hatch"/>
      <style:paragraph-properties fo:line-height="150%"/>
      <style:text-properties officeooo:rsid="001c6dae" officeooo:paragraph-rsid="001c6dae" fo:background-color="#ffff00"/>
    </style:style>
    <style:style style:name="P79" style:family="paragraph" style:parent-style-name="Standard">
      <loext:graphic-properties draw:fill-gradient-name="gradient" draw:fill-hatch-name="hatch"/>
      <style:paragraph-properties fo:line-height="150%"/>
      <style:text-properties officeooo:rsid="0052dd59" officeooo:paragraph-rsid="0052dd59" fo:background-color="#ffff00"/>
    </style:style>
    <style:style style:name="P80" style:family="paragraph" style:parent-style-name="Standard" style:list-style-name="L5">
      <loext:graphic-properties draw:fill-gradient-name="gradient" draw:fill-hatch-name="hatch"/>
      <style:paragraph-properties fo:line-height="150%"/>
      <style:text-properties officeooo:paragraph-rsid="004783f4" fo:background-color="#ffff00"/>
    </style:style>
    <style:style style:name="P81" style:family="paragraph" style:parent-style-name="Standard" style:list-style-name="L5">
      <loext:graphic-properties draw:fill-gradient-name="gradient" draw:fill-hatch-name="hatch"/>
      <style:paragraph-properties fo:line-height="150%"/>
      <style:text-properties officeooo:paragraph-rsid="004cd799" fo:background-color="#ffff00"/>
    </style:style>
    <style:style style:name="P82" style:family="paragraph" style:parent-style-name="Standard" style:list-style-name="L5">
      <loext:graphic-properties draw:fill-gradient-name="gradient" draw:fill-hatch-name="hatch"/>
      <style:paragraph-properties fo:line-height="150%" fo:text-align="justify" style:justify-single-word="false"/>
      <style:text-properties officeooo:paragraph-rsid="004cd799" fo:background-color="#ffff00"/>
    </style:style>
    <style:style style:name="P83" style:family="paragraph" style:parent-style-name="Standard">
      <loext:graphic-properties draw:fill-gradient-name="gradient" draw:fill-hatch-name="hatch"/>
      <style:paragraph-properties fo:line-height="150%"/>
      <style:text-properties officeooo:paragraph-rsid="002e6818" fo:background-color="#ffff00"/>
    </style:style>
    <style:style style:name="P84" style:family="paragraph" style:parent-style-name="Standard">
      <style:paragraph-properties fo:text-align="justify" style:justify-single-word="false"/>
      <style:text-properties officeooo:paragraph-rsid="003178fb"/>
    </style:style>
    <style:style style:name="P85" style:family="paragraph" style:parent-style-name="Standard" style:list-style-name="L7">
      <style:paragraph-properties fo:text-align="justify" style:justify-single-word="false"/>
      <style:text-properties fo:font-weight="bold" officeooo:paragraph-rsid="003178fb" style:font-weight-asian="bold" style:font-weight-complex="bold"/>
    </style:style>
    <style:style style:name="P86" style:family="paragraph" style:parent-style-name="Standard" style:list-style-name="L7">
      <loext:graphic-properties draw:fill-gradient-name="gradient" draw:fill-hatch-name="hatch"/>
      <style:paragraph-properties fo:line-height="150%" fo:text-align="justify" style:justify-single-word="false"/>
      <style:text-properties fo:font-weight="bold" officeooo:paragraph-rsid="00365ae2" style:font-weight-asian="bold" style:font-weight-complex="bold"/>
    </style:style>
    <style:style style:name="P87" style:family="paragraph" style:parent-style-name="Standard" style:list-style-name="L7">
      <loext:graphic-properties draw:fill-gradient-name="gradient" draw:fill-hatch-name="hatch"/>
      <style:paragraph-properties fo:line-height="150%" fo:text-align="justify" style:justify-single-word="false"/>
      <style:text-properties fo:font-weight="bold" officeooo:paragraph-rsid="003178fb" style:font-weight-asian="bold" style:font-weight-complex="bold"/>
    </style:style>
    <style:style style:name="P88" style:family="paragraph" style:parent-style-name="Standard" style:list-style-name="L5">
      <loext:graphic-properties draw:fill-gradient-name="gradient" draw:fill-hatch-name="hatch"/>
      <style:paragraph-properties fo:line-height="150%"/>
      <style:text-properties fo:font-weight="bold" officeooo:paragraph-rsid="004cd799" style:font-weight-asian="bold" style:font-weight-complex="bold"/>
    </style:style>
    <style:style style:name="P89" style:family="paragraph" style:parent-style-name="Standard" style:list-style-name="L5">
      <loext:graphic-properties draw:fill-gradient-name="gradient" draw:fill-hatch-name="hatch"/>
      <style:paragraph-properties fo:line-height="150%"/>
      <style:text-properties fo:font-weight="bold" officeooo:paragraph-rsid="004dc206" style:font-weight-asian="bold" style:font-weight-complex="bold"/>
    </style:style>
    <style:style style:name="P90" style:family="paragraph" style:parent-style-name="Standard" style:list-style-name="L5">
      <loext:graphic-properties draw:fill-gradient-name="gradient" draw:fill-hatch-name="hatch"/>
      <style:paragraph-properties fo:margin-left="0in" fo:margin-right="0in" fo:line-height="150%" fo:text-indent="-0.25in" style:auto-text-indent="false">
        <style:tab-stops/>
      </style:paragraph-properties>
      <style:text-properties fo:font-weight="bold" officeooo:paragraph-rsid="004dc206" style:font-weight-asian="bold" style:font-weight-complex="bold"/>
    </style:style>
    <style:style style:name="P91" style:family="paragraph" style:parent-style-name="Standard">
      <loext:graphic-properties draw:fill-gradient-name="gradient" draw:fill-hatch-name="hatch"/>
      <style:paragraph-properties fo:line-height="150%"/>
      <style:text-properties officeooo:rsid="0049d843" officeooo:paragraph-rsid="0049d843" fo:background-color="#ffffff"/>
    </style:style>
    <style:style style:name="P92" style:family="paragraph" style:parent-style-name="Standard" style:list-style-name="L5">
      <loext:graphic-properties draw:fill-gradient-name="gradient" draw:fill-hatch-name="hatch"/>
      <style:paragraph-properties fo:margin-left="0in" fo:margin-right="0in" fo:line-height="150%" fo:text-indent="-0.25in" style:auto-text-indent="false">
        <style:tab-stops/>
      </style:paragraph-properties>
      <style:text-properties officeooo:rsid="0049d843" officeooo:paragraph-rsid="0049d843" fo:background-color="#ffffff"/>
    </style:style>
    <style:style style:name="P93" style:family="paragraph" style:parent-style-name="Standard">
      <loext:graphic-properties draw:fill-gradient-name="gradient" draw:fill-hatch-name="hatch"/>
      <style:paragraph-properties fo:line-height="150%" fo:text-align="justify" style:justify-single-word="false"/>
      <style:text-properties officeooo:rsid="0049d843" officeooo:paragraph-rsid="0049d843" fo:background-color="#ffffff"/>
    </style:style>
    <style:style style:name="P94" style:family="paragraph" style:parent-style-name="Standard" style:list-style-name="L5">
      <loext:graphic-properties draw:fill-gradient-name="gradient" draw:fill-hatch-name="hatch"/>
      <style:paragraph-properties fo:margin-left="0in" fo:margin-right="0in" fo:line-height="150%" fo:text-indent="-0.25in" style:auto-text-indent="false">
        <style:tab-stops/>
      </style:paragraph-properties>
      <style:text-properties officeooo:paragraph-rsid="0049d843" fo:background-color="#ffffff"/>
    </style:style>
    <style:style style:name="P95" style:family="paragraph" style:parent-style-name="Standard" style:list-style-name="L5">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officeooo:paragraph-rsid="0061f91e" fo:background-color="#ffffff"/>
    </style:style>
    <style:style style:name="P96" style:family="paragraph" style:parent-style-name="Standard" style:list-style-name="L5">
      <loext:graphic-properties draw:fill-gradient-name="gradient" draw:fill-hatch-name="hatch"/>
      <style:paragraph-properties fo:line-height="150%"/>
      <style:text-properties officeooo:paragraph-rsid="004cd799" fo:background-color="#ffffff"/>
    </style:style>
    <style:style style:name="P97" style:family="paragraph" style:parent-style-name="Standard" style:list-style-name="L5">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officeooo:paragraph-rsid="0061f91e" fo:background-color="#ffffff"/>
    </style:style>
    <style:style style:name="P98" style:family="paragraph" style:parent-style-name="Standard">
      <loext:graphic-properties draw:fill-gradient-name="gradient" draw:fill-hatch-name="hatch"/>
      <style:paragraph-properties fo:line-height="150%"/>
      <style:text-properties officeooo:rsid="00636b59" officeooo:paragraph-rsid="00636b59" fo:background-color="#ffffff"/>
    </style:style>
    <style:style style:name="P99" style:family="paragraph" style:parent-style-name="Standard">
      <loext:graphic-properties draw:fill-gradient-name="gradient" draw:fill-hatch-name="hatch"/>
      <style:paragraph-properties fo:margin-left="0.5in" fo:margin-right="0.5in" fo:line-height="100%" fo:text-align="justify" style:justify-single-word="false" fo:text-indent="0in" style:auto-text-indent="false"/>
      <style:text-properties officeooo:rsid="00636b59" officeooo:paragraph-rsid="00636b59" fo:background-color="#ffffff"/>
    </style:style>
    <style:style style:name="P100" style:family="paragraph" style:parent-style-name="Standard">
      <loext:graphic-properties draw:fill-gradient-name="gradient" draw:fill-hatch-name="hatch"/>
      <style:paragraph-properties fo:line-height="150%" fo:text-align="justify" style:justify-single-word="false"/>
      <style:text-properties officeooo:rsid="0052dd59" officeooo:paragraph-rsid="0052dd59" fo:background-color="#ffffff"/>
    </style:style>
    <style:style style:name="P101" style:family="paragraph" style:parent-style-name="Standard">
      <loext:graphic-properties draw:fill-gradient-name="gradient" draw:fill-hatch-name="hatch"/>
      <style:paragraph-properties fo:line-height="150%"/>
      <style:text-properties officeooo:rsid="0052dd59" officeooo:paragraph-rsid="0052dd59" fo:background-color="#ffffff"/>
    </style:style>
    <style:style style:name="P102" style:family="paragraph" style:parent-style-name="Standard">
      <loext:graphic-properties draw:fill-gradient-name="gradient" draw:fill-hatch-name="hatch"/>
      <style:paragraph-properties fo:line-height="150%"/>
      <style:text-properties officeooo:rsid="00561ed5" officeooo:paragraph-rsid="00561ed5" fo:background-color="#ffffff"/>
    </style:style>
    <style:style style:name="P103" style:family="paragraph" style:parent-style-name="Standard">
      <loext:graphic-properties draw:fill-gradient-name="gradient" draw:fill-hatch-name="hatch"/>
      <style:paragraph-properties fo:line-height="150%"/>
      <style:text-properties officeooo:rsid="0053575e" officeooo:paragraph-rsid="0053575e" fo:background-color="#ffffff"/>
    </style:style>
    <style:style style:name="P104" style:family="paragraph" style:parent-style-name="Standard">
      <loext:graphic-properties draw:fill-gradient-name="gradient" draw:fill-hatch-name="hatch"/>
      <style:paragraph-properties fo:line-height="150%"/>
      <style:text-properties officeooo:rsid="006ec0c7" officeooo:paragraph-rsid="006ec0c7" fo:background-color="#ffffff"/>
    </style:style>
    <style:style style:name="P105" style:family="paragraph" style:parent-style-name="Standard">
      <style:paragraph-properties fo:text-align="justify" style:justify-single-word="false"/>
      <style:text-properties officeooo:rsid="003178fb" officeooo:paragraph-rsid="003178fb"/>
    </style:style>
    <style:style style:name="P106" style:family="paragraph" style:parent-style-name="Standard">
      <style:paragraph-properties fo:text-align="justify" style:justify-single-word="false"/>
      <style:text-properties officeooo:rsid="00321ccd" officeooo:paragraph-rsid="00321ccd"/>
    </style:style>
    <style:style style:name="P107" style:family="paragraph" style:parent-style-name="Standard">
      <style:paragraph-properties fo:text-align="justify" style:justify-single-word="false"/>
      <style:text-properties officeooo:rsid="00324bd5" officeooo:paragraph-rsid="00324bd5"/>
    </style:style>
    <style:style style:name="P108" style:family="paragraph" style:parent-style-name="Standard">
      <style:paragraph-properties fo:text-align="justify" style:justify-single-word="false"/>
      <style:text-properties officeooo:rsid="00324bd5" officeooo:paragraph-rsid="0035507f"/>
    </style:style>
    <style:style style:name="P109" style:family="paragraph" style:parent-style-name="Standard">
      <loext:graphic-properties draw:fill-gradient-name="gradient" draw:fill-hatch-name="hatch"/>
      <style:paragraph-properties fo:margin-left="0.5in" fo:margin-right="0.5in" fo:text-align="justify" style:justify-single-word="false" fo:text-indent="0in" style:auto-text-indent="false"/>
      <style:text-properties officeooo:rsid="00324bd5" officeooo:paragraph-rsid="0035507f"/>
    </style:style>
    <style:style style:name="P110" style:family="paragraph" style:parent-style-name="Standard">
      <loext:graphic-properties draw:fill-gradient-name="gradient" draw:fill-hatch-name="hatch"/>
      <style:paragraph-properties fo:margin-left="0.25in" fo:margin-right="0.5in" fo:line-height="100%" fo:text-align="justify" style:justify-single-word="false" fo:text-indent="0in" style:auto-text-indent="false">
        <style:tab-stops/>
      </style:paragraph-properties>
      <style:text-properties officeooo:paragraph-rsid="003bb04e"/>
    </style:style>
    <style:style style:name="P111" style:family="paragraph" style:parent-style-name="Standard" style:list-style-name="L7">
      <loext:graphic-properties draw:fill-gradient-name="gradient" draw:fill-hatch-name="hatch"/>
      <style:paragraph-properties fo:line-height="150%" fo:text-align="justify" style:justify-single-word="false"/>
      <style:text-properties style:font-name="F" fo:font-style="italic" officeooo:paragraph-rsid="00365ae2" style:font-style-asian="italic" style:font-style-complex="italic"/>
    </style:style>
    <style:style style:name="P112" style:family="paragraph" style:parent-style-name="Standard" style:list-style-name="L7">
      <loext:graphic-properties draw:fill-gradient-name="gradient" draw:fill-hatch-name="hatch"/>
      <style:paragraph-properties fo:line-height="150%" fo:text-align="justify" style:justify-single-word="false"/>
      <style:text-properties style:font-name="F" fo:font-style="italic" officeooo:paragraph-rsid="003a0ff2" style:font-style-asian="italic" style:font-style-complex="italic"/>
    </style:style>
    <style:style style:name="P113" style:family="paragraph" style:parent-style-name="Standard" style:list-style-name="L7">
      <loext:graphic-properties draw:fill-gradient-name="gradient" draw:fill-hatch-name="hatch"/>
      <style:paragraph-properties fo:line-height="150%" fo:text-align="justify" style:justify-single-word="false"/>
      <style:text-properties style:font-name="F" officeooo:paragraph-rsid="00365ae2"/>
    </style:style>
    <style:style style:name="P114" style:family="paragraph" style:parent-style-name="Standard">
      <loext:graphic-properties draw:fill-gradient-name="gradient" draw:fill-hatch-name="hatch"/>
      <style:paragraph-properties fo:line-height="150%" fo:text-align="justify" style:justify-single-word="false"/>
      <style:text-properties style:font-name="F" fo:font-style="normal" officeooo:paragraph-rsid="003a0ff2" style:font-style-asian="normal" style:font-style-complex="normal"/>
    </style:style>
    <style:style style:name="P115" style:family="paragraph" style:parent-style-name="Standard">
      <loext:graphic-properties draw:fill-gradient-name="gradient" draw:fill-hatch-name="hatch"/>
      <style:paragraph-properties fo:line-height="150%" fo:text-align="justify" style:justify-single-word="false"/>
      <style:text-properties style:font-name="F" officeooo:rsid="003cbaef" officeooo:paragraph-rsid="003cbaef"/>
    </style:style>
    <style:style style:name="P116" style:family="paragraph" style:parent-style-name="Standard" style:list-style-name="L7">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officeooo:rsid="003818bb" officeooo:paragraph-rsid="003866b8"/>
    </style:style>
    <style:style style:name="P117" style:family="paragraph" style:parent-style-name="Standard" style:list-style-name="L7">
      <loext:graphic-properties draw:fill-gradient-name="gradient" draw:fill-hatch-name="hatch"/>
      <style:paragraph-properties fo:margin-left="0in" fo:margin-right="0in" fo:line-height="150%" fo:text-align="justify" style:justify-single-word="false" fo:text-indent="-0.25in" style:auto-text-indent="false">
        <style:tab-stops/>
      </style:paragraph-properties>
      <style:text-properties officeooo:rsid="003a8673" officeooo:paragraph-rsid="003a8673"/>
    </style:style>
    <style:style style:name="P118" style:family="paragraph" style:parent-style-name="Standard" style:list-style-name="L7">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officeooo:rsid="003a8673" officeooo:paragraph-rsid="003a8673"/>
    </style:style>
    <style:style style:name="P119" style:family="paragraph" style:parent-style-name="Standard">
      <loext:graphic-properties draw:fill-gradient-name="gradient" draw:fill-hatch-name="hatch"/>
      <style:paragraph-properties fo:margin-left="0.5in" fo:margin-right="0.5in" fo:line-height="100%" fo:text-align="justify" style:justify-single-word="false" fo:text-indent="-0.25in" style:auto-text-indent="false">
        <style:tab-stops/>
      </style:paragraph-properties>
      <style:text-properties officeooo:rsid="003a8673" officeooo:paragraph-rsid="003a8673"/>
    </style:style>
    <style:style style:name="P120" style:family="paragraph" style:parent-style-name="Standard">
      <loext:graphic-properties draw:fill-gradient-name="gradient" draw:fill-hatch-name="hatch"/>
      <style:paragraph-properties fo:line-height="150%" fo:text-align="justify" style:justify-single-word="false"/>
      <style:text-properties officeooo:rsid="004ef6d1" officeooo:paragraph-rsid="004ef6d1"/>
    </style:style>
    <style:style style:name="P121" style:family="paragraph" style:parent-style-name="Standard">
      <loext:graphic-properties draw:fill-gradient-name="gradient" draw:fill-hatch-name="hatch"/>
      <style:paragraph-properties fo:line-height="150%"/>
      <style:text-properties officeooo:paragraph-rsid="003178fb" fo:background-color="#ffffd7"/>
    </style:style>
    <style:style style:name="P122" style:family="paragraph" style:parent-style-name="Standard">
      <style:paragraph-properties fo:text-align="justify" style:justify-single-word="false"/>
      <style:text-properties fo:color="#ffffff" loext:opacity="100%" officeooo:rsid="00324bd5" officeooo:paragraph-rsid="00324bd5"/>
    </style:style>
    <style:style style:name="P123" style:family="paragraph" style:parent-style-name="Standard">
      <style:paragraph-properties fo:text-align="justify" style:justify-single-word="false"/>
      <style:text-properties fo:color="#000000" loext:opacity="100%" officeooo:rsid="0035507f" officeooo:paragraph-rsid="0035507f" fo:background-color="#ffffff"/>
    </style:style>
    <style:style style:name="T1" style:family="text">
      <style:text-properties officeooo:rsid="001c6dae"/>
    </style:style>
    <style:style style:name="T2" style:family="text">
      <style:text-properties style:font-name="Arial"/>
    </style:style>
    <style:style style:name="T3" style:family="text">
      <style:text-properties style:font-name="Arial" officeooo:rsid="001c6dae"/>
    </style:style>
    <style:style style:name="T4" style:family="text">
      <style:text-properties style:font-name="Arial" fo:font-size="12pt" fo:font-weight="normal" officeooo:rsid="001c6dae" fo:background-color="#ffffff" loext:char-shading-value="0" style:font-size-asian="12pt" style:font-weight-asian="normal" style:font-size-complex="12pt" style:font-weight-complex="normal"/>
    </style:style>
    <style:style style:name="T5" style:family="text">
      <style:text-properties style:font-name="Arial" fo:font-size="12pt" fo:font-weight="normal" fo:background-color="#ffffff" loext:char-shading-value="0" style:font-size-asian="12pt" style:font-weight-asian="normal" style:font-size-complex="12pt" style:font-weight-complex="normal"/>
    </style:style>
    <style:style style:name="T6" style:family="text">
      <style:text-properties style:font-name="Arial" fo:font-size="12pt" fo:font-weight="normal" officeooo:rsid="00324bd5" fo:background-color="#ffffff" loext:char-shading-value="0" style:font-size-asian="12pt" style:font-weight-asian="normal" style:font-size-complex="12pt" style:font-weight-complex="normal"/>
    </style:style>
    <style:style style:name="T7" style:family="text">
      <style:text-properties style:font-name="Arial" fo:font-size="12pt" fo:font-weight="normal" officeooo:rsid="00365ae2" fo:background-color="#ffffff" loext:char-shading-value="0" style:font-size-asian="12pt" style:font-weight-asian="normal" style:font-size-complex="12pt" style:font-weight-complex="normal"/>
    </style:style>
    <style:style style:name="T8" style:family="text">
      <style:text-properties style:font-name="Arial" fo:font-size="12pt" fo:font-weight="normal" officeooo:rsid="003866b8" fo:background-color="#ffffff" loext:char-shading-value="0" style:font-size-asian="12pt" style:font-weight-asian="normal" style:font-size-complex="12pt" style:font-weight-complex="normal"/>
    </style:style>
    <style:style style:name="T9" style:family="text">
      <style:text-properties style:font-name="Arial" fo:font-size="12pt" fo:font-weight="normal" officeooo:rsid="003cbaef" fo:background-color="#ffffff" loext:char-shading-value="0" style:font-size-asian="12pt" style:font-weight-asian="normal" style:font-size-complex="12pt" style:font-weight-complex="norm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2pt" fo:font-weight="normal" officeooo:rsid="006ec0c7" style:font-size-asian="12pt" style:font-weight-asian="normal" style:font-size-complex="12pt" style:font-weight-complex="normal"/>
    </style:style>
    <style:style style:name="T13" style:family="text">
      <style:text-properties style:font-name="Arial" fo:font-size="12pt" fo:font-weight="normal" officeooo:rsid="006ec0c7" style:font-size-asian="12pt" style:font-weight-asian="normal" style:font-size-complex="12pt" style:font-weight-complex="normal"/>
    </style:style>
    <style:style style:name="T14" style:family="text">
      <style:text-properties style:font-name="Arial" fo:font-size="12pt" fo:font-weight="normal" fo:background-color="#ffff00" loext:char-shading-value="0" style:font-size-asian="12pt" style:font-weight-asian="normal" style:font-size-complex="12pt" style:font-weight-complex="normal"/>
    </style:style>
    <style:style style:name="T15" style:family="text">
      <style:text-properties style:font-name="Arial" fo:font-size="12pt" fo:font-weight="normal" officeooo:rsid="006ec0c7" fo:background-color="#ffff00" loext:char-shading-value="0" style:font-size-asian="12pt" style:font-weight-asian="normal" style:font-size-complex="12pt" style:font-weight-complex="normal"/>
    </style:style>
    <style:style style:name="T16" style:family="text">
      <style:text-properties style:font-name="Arial" fo:font-size="12pt" officeooo:rsid="001c6dae" fo:background-color="#ffffff" loext:char-shading-value="0" style:font-size-asian="12pt" style:font-size-complex="12pt"/>
    </style:style>
    <style:style style:name="T17" style:family="text">
      <style:text-properties style:font-name="Arial" fo:font-size="12pt" fo:background-color="#ffffff" loext:char-shading-value="0" style:font-size-asian="12pt" style:font-size-complex="12pt"/>
    </style:style>
    <style:style style:name="T18" style:family="text">
      <style:text-properties style:font-name="Arial" fo:font-size="12pt" officeooo:rsid="003a8673" fo:background-color="#ffffff" loext:char-shading-value="0" style:font-size-asian="12pt" style:font-size-complex="12pt"/>
    </style:style>
    <style:style style:name="T19" style:family="text">
      <style:text-properties style:font-name="Arial" fo:font-size="12pt" officeooo:rsid="003cbaef" fo:background-color="#ffffff" loext:char-shading-value="0" style:font-size-asian="12pt" style:font-size-complex="12pt"/>
    </style:style>
    <style:style style:name="T20" style:family="text">
      <style:text-properties style:font-name="Arial" fo:font-size="12pt" fo:font-weight="bold" officeooo:rsid="001c6dae" fo:background-color="#ffffff" loext:char-shading-value="0" style:font-size-asian="12pt" style:font-weight-asian="bold" style:font-size-complex="12pt" style:font-weight-complex="bold"/>
    </style:style>
    <style:style style:name="T21" style:family="text">
      <style:text-properties style:font-name="Arial" officeooo:rsid="00614ec1" fo:background-color="#ffff00" loext:char-shading-value="0"/>
    </style:style>
    <style:style style:name="T22" style:family="text">
      <style:text-properties style:font-name="Arial" officeooo:rsid="0061f91e" fo:background-color="#ffff00" loext:char-shading-value="0"/>
    </style:style>
    <style:style style:name="T23" style:family="text">
      <style:text-properties style:font-name="Arial" fo:font-style="italic" style:font-style-asian="italic" style:font-style-complex="italic"/>
    </style:style>
    <style:style style:name="T24" style:family="text">
      <style:text-properties style:font-name="Arial" fo:font-style="italic" officeooo:rsid="001c6dae" style:font-style-asian="italic" style:font-style-complex="italic"/>
    </style:style>
    <style:style style:name="T25" style:family="text">
      <style:text-properties style:font-name="Arial" officeooo:rsid="004dc206"/>
    </style:style>
    <style:style style:name="T26" style:family="text">
      <style:text-properties style:font-name="Arial" fo:font-weight="normal" officeooo:rsid="004dc206" style:font-weight-asian="normal" style:font-weight-complex="normal"/>
    </style:style>
    <style:style style:name="T27" style:family="text">
      <style:text-properties style:font-name="Arial" fo:font-weight="normal" officeooo:rsid="004cd799" style:font-weight-asian="normal" style:font-weight-complex="normal"/>
    </style:style>
    <style:style style:name="T28" style:family="text">
      <style:text-properties style:font-name="Arial" officeooo:rsid="004986b3"/>
    </style:style>
    <style:style style:name="T29" style:family="text">
      <style:text-properties style:font-name="Arial" officeooo:rsid="0053575e"/>
    </style:style>
    <style:style style:name="T30" style:family="text">
      <style:text-properties style:font-name="Arial" officeooo:rsid="001c6dae" fo:background-color="#ffffff" loext:char-shading-value="0"/>
    </style:style>
    <style:style style:name="T31" style:family="text">
      <style:text-properties style:font-name="Arial" officeooo:rsid="001c6dae" fo:background-color="#ffffff" loext:char-shading-value="0"/>
    </style:style>
    <style:style style:name="T32" style:family="text">
      <style:text-properties style:font-name="Arial" officeooo:rsid="00614ec1"/>
    </style:style>
    <style:style style:name="T33" style:family="text">
      <style:text-properties style:font-name="Arial" officeooo:rsid="0061f91e"/>
    </style:style>
    <style:style style:name="T34" style:family="text">
      <style:text-properties style:font-name="Arial" officeooo:rsid="0064873b"/>
    </style:style>
    <style:style style:name="T35" style:family="text">
      <style:text-properties style:font-name="Arial" officeooo:rsid="00696e08"/>
    </style:style>
    <style:style style:name="T36" style:family="text">
      <style:text-properties style:font-name="Arial" officeooo:rsid="006da328"/>
    </style:style>
    <style:style style:name="T37" style:family="text">
      <style:text-properties style:font-name="Arial" officeooo:rsid="006ec0c7"/>
    </style:style>
    <style:style style:name="T38" style:family="text">
      <style:text-properties fo:font-style="normal" officeooo:rsid="003866b8" style:font-style-asian="normal" style:font-style-complex="normal"/>
    </style:style>
    <style:style style:name="T39" style:family="text">
      <style:text-properties fo:font-style="normal" officeooo:rsid="003a0ff2" style:font-style-asian="normal" style:font-style-complex="normal"/>
    </style:style>
    <style:style style:name="T40" style:family="text">
      <style:text-properties fo:font-weight="normal" officeooo:rsid="002796b4" style:font-weight-asian="normal" style:font-weight-complex="normal"/>
    </style:style>
    <style:style style:name="T41" style:family="text">
      <style:text-properties fo:font-weight="normal" officeooo:rsid="00298980" style:font-weight-asian="normal" style:font-weight-complex="normal"/>
    </style:style>
    <style:style style:name="T42" style:family="text">
      <style:text-properties officeooo:rsid="0022ec5a"/>
    </style:style>
    <style:style style:name="T43" style:family="text">
      <style:text-properties officeooo:rsid="0022ec5a" fo:background-color="transparent" loext:char-shading-value="0"/>
    </style:style>
    <style:style style:name="T44" style:family="text">
      <style:text-properties fo:background-color="#ffffff" loext:char-shading-value="0"/>
    </style:style>
    <style:style style:name="T45" style:family="text">
      <style:text-properties officeooo:rsid="0025fe5e" fo:background-color="#ffffff" loext:char-shading-value="0"/>
    </style:style>
    <style:style style:name="T46" style:family="text">
      <style:text-properties fo:background-color="#ffffff" loext:char-shading-value="0"/>
    </style:style>
    <style:style style:name="T47" style:family="text">
      <style:text-properties officeooo:rsid="00298980" fo:background-color="#ffffff" loext:char-shading-value="0"/>
    </style:style>
    <style:style style:name="T48" style:family="text">
      <style:text-properties officeooo:rsid="00696e08" fo:background-color="#ffffff" loext:char-shading-value="0"/>
    </style:style>
    <style:style style:name="T49" style:family="text">
      <style:text-properties officeooo:rsid="006da328" fo:background-color="#ffffff" loext:char-shading-value="0"/>
    </style:style>
    <style:style style:name="T50" style:family="text">
      <style:text-properties officeooo:rsid="006ec0c7" fo:background-color="#ffffff" loext:char-shading-value="0"/>
    </style:style>
    <style:style style:name="T51" style:family="text">
      <style:text-properties officeooo:rsid="002498ad"/>
    </style:style>
    <style:style style:name="T52" style:family="text">
      <style:text-properties officeooo:rsid="0025fe5e"/>
    </style:style>
    <style:style style:name="T53" style:family="text">
      <style:text-properties fo:font-size="12pt" fo:font-weight="normal" officeooo:rsid="001c6dae" fo:background-color="#ffffff" loext:char-shading-value="0" style:font-size-asian="12pt" style:font-weight-asian="normal" style:font-size-complex="12pt" style:font-weight-complex="normal"/>
    </style:style>
    <style:style style:name="T54" style:family="text">
      <style:text-properties fo:font-weight="bold" style:font-weight-asian="bold" style:font-weight-complex="bold"/>
    </style:style>
    <style:style style:name="T55" style:family="text">
      <style:text-properties fo:font-weight="bold" fo:background-color="#ffffff" loext:char-shading-value="0"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officeooo:rsid="001c6dae" style:font-style-asian="italic" style:font-style-complex="italic"/>
    </style:style>
    <style:style style:name="T58" style:family="text">
      <style:text-properties officeooo:rsid="002c8e74"/>
    </style:style>
    <style:style style:name="T59" style:family="text">
      <style:text-properties officeooo:rsid="002e6818"/>
    </style:style>
    <style:style style:name="T60" style:family="text">
      <style:text-properties officeooo:rsid="00321ccd"/>
    </style:style>
    <style:style style:name="T61" style:family="text">
      <style:text-properties officeooo:rsid="00324bd5"/>
    </style:style>
    <style:style style:name="T62" style:family="text">
      <style:text-properties officeooo:rsid="00344b81"/>
    </style:style>
    <style:style style:name="T63" style:family="text">
      <style:text-properties officeooo:rsid="003866b8"/>
    </style:style>
    <style:style style:name="T64" style:family="text">
      <style:text-properties officeooo:rsid="003a0ff2"/>
    </style:style>
    <style:style style:name="T65" style:family="text">
      <style:text-properties officeooo:rsid="003cbaef"/>
    </style:style>
    <style:style style:name="T66" style:family="text">
      <style:text-properties style:text-position="super 58%" officeooo:rsid="0025fe5e"/>
    </style:style>
    <style:style style:name="T67" style:family="text">
      <style:text-properties officeooo:rsid="00614ec1"/>
    </style:style>
    <style:style style:name="T68" style:family="text">
      <style:text-properties officeooo:rsid="0064873b"/>
    </style:style>
    <style:style style:name="T69" style:family="text">
      <style:text-properties officeooo:rsid="006823b5"/>
    </style:style>
    <style:style style:name="T70" style:family="text">
      <style:text-properties officeooo:rsid="006c5d1b"/>
    </style:style>
    <style:style style:name="T71" style:family="text">
      <style:text-properties officeooo:rsid="006da328"/>
    </style:style>
    <style:style style:name="T72" style:family="text">
      <style:text-properties officeooo:rsid="006ec0c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FLIP ROBO TECHNOLOGIES, INC. </text:p>
      <text:p text:style-name="P17"/>
      <text:p text:style-name="P17"/>
      <text:p text:style-name="P17"/>
      <text:p text:style-name="P17"/>
      <text:p text:style-name="P17"/>
      <text:p text:style-name="P17">Worksheet Set 1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Fernando Rosales</text:p>
      <text:p text:style-name="P17">andresrosales7@gmail.com</text:p>
      <text:p text:style-name="P17">Internship 28</text:p>
      <text:p text:style-name="P17"/>
      <text:p text:style-name="P15"/>
      <text:p text:style-name="P15"/>
      <text:p text:style-name="P15"/>
      <text:p text:style-name="P15"/>
      <text:p text:style-name="P15"/>
      <text:p text:style-name="P15"/>
      <text:p text:style-name="P15"/>
      <text:p text:style-name="P15"/>
      <text:p text:style-name="P15"/>
      <text:p text:style-name="P15"/>
      <text:p text:style-name="P17">May 2022</text:p>
      <text:p text:style-name="P15"/>
      <text:p text:style-name="P15"/>
      <text:p text:style-name="P15"/>
      <text:p text:style-name="P13"/>
      <text:p text:style-name="P13"/>
      <text:p text:style-name="P13"/>
      <text:p text:style-name="P13"/>
      <text:p text:style-name="P15"><text:soft-page-break/><text:span text:style-name="T58">Python-</text:span> Worksheet 1</text:p>
      <text:p text:style-name="P12"/>
      <text:p text:style-name="P12"/>
      <text:list xml:id="list1830634197" text:style-name="L7">
        <text:list-item>
          <text:p text:style-name="P85"><text:span text:style-name="T16">Which of the following operators is used to calculate remainder in a division?</text:span></text:p>
        </text:list-item>
      </text:list>
      <text:p text:style-name="P105"><text:span text:style-name="T4">C</text:span><text:span text:style-name="T5">) % (Modulo Operator)</text:span></text:p>
      <text:p text:style-name="P84"><text:span text:style-name="T4"/></text:p>
      <text:list xml:id="list213445010013133" text:continue-numbering="true" text:style-name="L7">
        <text:list-item>
          <text:p text:style-name="P85"><text:span text:style-name="T16">In python 2//3 is equal to?</text:span></text:p>
        </text:list-item>
      </text:list>
      <text:p text:style-name="P106"><text:span text:style-name="T4">B</text:span><text:span text:style-name="T5">) 0. “It is for FLOOR DIVISION. It is only the integer part of the value after division <text:tab/>excluding the fractional or decimal part.</text:span></text:p>
      <text:p text:style-name="P106"><text:span text:style-name="T5"/></text:p>
      <text:p text:style-name="P106"><text:span text:style-name="T5">for example:</text:span></text:p>
      <text:p text:style-name="P106"><text:span text:style-name="T5">7/2=3.5</text:span></text:p>
      <text:p text:style-name="P106"><text:span text:style-name="T5"/></text:p>
      <text:p text:style-name="P106"><text:span text:style-name="T5">whereas,</text:span></text:p>
      <text:p text:style-name="P106"><text:span text:style-name="T5"/></text:p>
      <text:p text:style-name="P106"><text:span text:style-name="T5">7//2=3” (</text:span><text:span text:style-name="T6">Kumar, 2021</text:span><text:span text:style-name="T5">)</text:span></text:p>
      <text:p text:style-name="P84"><text:span text:style-name="T4"/></text:p>
      <text:list xml:id="list213444224138935" text:continue-numbering="true" text:style-name="L7">
        <text:list-item>
          <text:p text:style-name="P85"><text:span text:style-name="T16">In python, 6&lt;&lt;2 is equal to?</text:span></text:p>
        </text:list-item>
      </text:list>
      <text:p text:style-name="P108"><text:span text:style-name="T4">C</text:span><text:span text:style-name="T5">) <text:s/>24.</text:span></text:p>
      <text:p text:style-name="P109"><text:span text:style-name="T5">They are bit shift operator which exists in many mainstream programming languages, &lt;&lt; is the left shift and &gt;&gt; is the right shift, they can be demonstrated as the following table, assume an integer only take 1 byte in memory.</text:span></text:p>
      <text:p text:style-name="P107"><text:span text:style-name="T5"/></text:p>
      <text:p text:style-name="P107"><text:span text:style-name="T5">| operate | bit value <text:s text:c="4"/>| octal value | <text:s text:c="22"/>description <text:s text:c="37"/>|</text:span></text:p>
      <text:p text:style-name="P107"><text:span text:style-name="T5">| ------- <text:s text:c="4"/>| --------- <text:s text:c="6"/>| ----------- <text:s text:c="4"/>| -------------------------------------------------------- <text:s text:c="10"/>|</text:span></text:p>
      <text:p text:style-name="P107"><text:span text:style-name="T5">| <text:s text:c="13"/>| 00000100 <text:s/>| <text:s text:c="10"/>4 <text:s text:c="5"/>| <text:s text:c="78"/>|</text:span></text:p>
      <text:p text:style-name="P107"><text:span text:style-name="T5">| 4 &lt;&lt; 2 <text:s/>| 00010000 <text:s/>| <text:s text:c="9"/>16 <text:s text:c="5"/>| move all bits to left 2 bits, filled with 0 at the right |</text:span></text:p>
      <text:p text:style-name="P122"><text:span text:style-name="T5">| 16 &gt;&gt; 2 | 00000100 <text:s/>| <text:s text:c="10"/>4 <text:s text:c="5"/>| move all bits to right 2 bits, filled with 0 at the left |</text:span></text:p>
      <text:p text:style-name="P123"><text:span text:style-name="T10">(Tsingyi, </text:span><text:span text:style-name="T12">2020</text:span><text:span text:style-name="T10">)</text:span></text:p>
      <text:p text:style-name="P84"><text:span text:style-name="T4"/></text:p>
      <text:list xml:id="list213444805330337" text:continue-numbering="true" text:style-name="L7">
        <text:list-item>
          <text:p text:style-name="P86"><text:span text:style-name="T16">In python, 6&amp;2 will give which of the following as output?</text:span></text:p>
          <text:p text:style-name="P56"><text:span text:style-name="T4">A</text:span><text:span text:style-name="T7">) 2. &amp; -AND<text:tab/>-Sets each bit to 1 if both bits are 1 </text:span><text:span text:style-name="T8">(W3SCHOOLS</text:span><text:span text:style-name="T9">a</text:span><text:span text:style-name="T8">)</text:span></text:p>
        </text:list-item>
      </text:list>
      <text:p text:style-name="P54"><text:span text:style-name="T4"/></text:p>
      <text:list xml:id="list213444188281613" text:continue-numbering="true" text:style-name="L7">
        <text:list-item>
          <text:p text:style-name="P53"><text:span text:style-name="T4">I</text:span><text:span text:style-name="T20">n python, 6|2 will give which of the following as output?</text:span></text:p>
          <text:p text:style-name="P116"><text:span text:style-name="T4">A</text:span><text:span text:style-name="T5">) 2. |-OR-Sets each bit to 1 if one of two bits is 1 </text:span><text:span text:style-name="T8">(W3SCHOOLS</text:span><text:span text:style-name="T9">a</text:span><text:span text:style-name="T8">)</text:span></text:p>
          <text:p text:style-name="P55"><text:span text:style-name="T4"/></text:p>
        </text:list-item>
        <text:list-item>
          <text:p text:style-name="P87"><text:span text:style-name="T16">What does the finally keyword denotes in python?</text:span></text:p>
        </text:list-item>
      </text:list>
      <text:p text:style-name="P73"><text:span text:style-name="T16">C</text:span><text:span text:style-name="T17">) The finally block will be executed no matter if the try block raises an error or not.</text:span></text:p>
      <text:p text:style-name="P73"><text:span text:style-name="T17"/></text:p>
      <text:p text:style-name="P73"><text:soft-page-break/><text:span text:style-name="T17">Example:</text:span></text:p>
      <text:p text:style-name="P73"><text:span text:style-name="T17"/></text:p>
      <text:p text:style-name="P69"><text:span text:style-name="T16">try:</text:span></text:p>
      <text:p text:style-name="P69"><text:span text:style-name="T16"><text:s text:c="2"/>x &gt; 3</text:span></text:p>
      <text:p text:style-name="P69"><text:span text:style-name="T16">except:</text:span></text:p>
      <text:p text:style-name="P69"><text:span text:style-name="T16"><text:s text:c="2"/>print("Something went wrong")</text:span></text:p>
      <text:p text:style-name="P69"><text:span text:style-name="T16">else:</text:span></text:p>
      <text:p text:style-name="P69"><text:span text:style-name="T16"><text:s text:c="2"/>print("Nothing went wrong")</text:span></text:p>
      <text:p text:style-name="P69"><text:span text:style-name="T16">finally:</text:span></text:p>
      <text:p text:style-name="P69"><text:span text:style-name="T16"><text:s text:c="2"/>print("The try...except block is finished") </text:span><text:span text:style-name="T19">(W3SCHOOLSb)</text:span></text:p>
      <text:p text:style-name="P69"><text:span text:style-name="T16"/></text:p>
      <text:p text:style-name="P69"><text:span text:style-name="T16"/></text:p>
      <text:list xml:id="list213443444199738" text:continue-numbering="true" text:style-name="L7">
        <text:list-item>
          <text:p text:style-name="P87"><text:span text:style-name="T16">What does raise keyword is used for in python?</text:span></text:p>
          <text:p text:style-name="P70"><text:span text:style-name="T16">A</text:span><text:span text:style-name="T17">) It is used to raise an exception. </text:span></text:p>
          <text:p text:style-name="P70"><text:span text:style-name="T17"/></text:p>
          <text:p text:style-name="P71"><text:span text:style-name="T17">Python raise Keyword is used to raise exceptions or errors. The raise keyword raises an error and stops the control flow of the program. It is used to bring up the current exception in an exception handler so that it can be handled further up the call stack.</text:span></text:p>
        </text:list-item>
      </text:list>
      <text:p text:style-name="P72"><text:span text:style-name="T17"/></text:p>
      <text:p text:style-name="P72"><text:span text:style-name="T17"><text:tab/>Syntax of the raise keyword:</text:span></text:p>
      <text:p text:style-name="P68"><text:span text:style-name="T17"><text:tab/>raise <text:s/>{name_of_ the_ exception_class} </text:span><text:span text:style-name="T18">(GeeksforGeeks, 2021</text:span><text:span text:style-name="T19">a</text:span><text:span text:style-name="T18">)</text:span></text:p>
      <text:p text:style-name="P110"><text:span text:style-name="T4"/></text:p>
      <text:p text:style-name="P110"><text:span text:style-name="T4"/></text:p>
      <text:list xml:id="list213444939168150" text:continue-numbering="true" text:style-name="L7">
        <text:list-item>
          <text:p text:style-name="P52"><text:span text:style-name="T4">Which of the following is a common use case of yield keyword in python?</text:span></text:p>
          <text:p text:style-name="P117"><text:span text:style-name="T4">C</text:span><text:span text:style-name="T5">) in defining a generator. </text:span></text:p>
          <text:p text:style-name="P117"><text:span text:style-name="T5"/></text:p>
          <text:p text:style-name="P118"><text:span text:style-name="T5">Yield is a keyword in Python that is used to return from a function without destroying the states of its local variable and when the function is called, the execution starts from the last yield statement. Any function that contains a yield keyword is termed a generator. Hence, yield is what makes a generator. </text:span></text:p>
        </text:list-item>
      </text:list>
      <text:p text:style-name="P119"><text:span text:style-name="T5"/></text:p>
      <text:p text:style-name="P66"><text:span text:style-name="T5"># Python3 code to demonstrate</text:span></text:p>
      <text:p text:style-name="P66"><text:span text:style-name="T5"># yield keyword</text:span></text:p>
      <text:p text:style-name="P66"><text:span text:style-name="T5"/></text:p>
      <text:p text:style-name="P66"><text:span text:style-name="T5"># generator to print even numbers</text:span></text:p>
      <text:p text:style-name="P66"><text:span text:style-name="T5">def print_even(test_list) :</text:span></text:p>
      <text:p text:style-name="P66"><text:span text:style-name="T5"><text:tab/>for i in test_list:</text:span></text:p>
      <text:p text:style-name="P66"><text:span text:style-name="T5"><text:tab/><text:tab/>if i % 2 == 0:</text:span></text:p>
      <text:p text:style-name="P66"><text:span text:style-name="T5"><text:tab/><text:tab/><text:tab/>yield i</text:span></text:p>
      <text:p text:style-name="P66"><text:span text:style-name="T5"/></text:p>
      <text:p text:style-name="P66"><text:soft-page-break/><text:span text:style-name="T5"># initializing list</text:span></text:p>
      <text:p text:style-name="P66"><text:span text:style-name="T5">test_list = [1, 4, 5, 6, 7]</text:span></text:p>
      <text:p text:style-name="P66"><text:span text:style-name="T5"/></text:p>
      <text:p text:style-name="P66"><text:span text:style-name="T5"># printing initial list</text:span></text:p>
      <text:p text:style-name="P66"><text:span text:style-name="T5">print ("The original list is : " + str(test_list))</text:span></text:p>
      <text:p text:style-name="P66"><text:span text:style-name="T5"/></text:p>
      <text:p text:style-name="P66"><text:span text:style-name="T5"># printing even numbers</text:span></text:p>
      <text:p text:style-name="P66"><text:span text:style-name="T5">print ("The even numbers in list are : ", end = " ")</text:span></text:p>
      <text:p text:style-name="P66"><text:span text:style-name="T5">for j in print_even(test_list):</text:span></text:p>
      <text:p text:style-name="P67"><text:span text:style-name="T5"><text:tab/>print (j, end = " ") (GeeksforGeeks, 2021</text:span><text:span text:style-name="T9">b</text:span><text:span text:style-name="T5">)</text:span></text:p>
      <text:list xml:id="list213443272571097" text:continue-numbering="true" text:style-name="L7">
        <text:list-header>
          <text:p text:style-name="P113"><text:span text:style-name="T53"/></text:p>
        </text:list-header>
        <text:list-item>
          <text:p text:style-name="P112">Which of the following are the valid variable names?</text:p>
          <text:p text:style-name="P32"><text:span text:style-name="T38">D) None of the above. According to the </text:span><text:span text:style-name="T39">PEP 8 (2013, as cited in Finer 2020) “u</text:span><text:span text:style-name="T38">se a lowercase single letter, word, or words. Separate words with underscores to improve readability.”</text:span></text:p>
        </text:list-item>
      </text:list>
      <text:p text:style-name="P47"><text:span text:style-name="T64">Examples: x, var, my_variable</text:span></text:p>
      <text:p text:style-name="P114"/>
      <text:list xml:id="list213444165632161" text:continue-numbering="true" text:style-name="L7">
        <text:list-item>
          <text:p text:style-name="P111">Which of the following are the keywords in python?</text:p>
        </text:list-item>
      </text:list>
      <text:p text:style-name="P115">A) and B)</text:p>
      <text:p text:style-name="P54"/>
      <text:p text:style-name="P10">For the programming questions please check the <text:span text:style-name="T56">Worksheet Set 1</text:span> Jupyter Notebook <text:span text:style-name="T69">available at https://github.com/fernandorn35/Internship/tree/main/Worksheet%20Set%201</text:span></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4">Statistics Worksheet 1</text:p>
      <text:p text:style-name="P3"/>
      <text:list xml:id="list315820400" text:style-name="L3">
        <text:list-item>
          <text:p text:style-name="P31"><text:span text:style-name="T1">Bernoulli random variables take (only) the values 1 and 0.</text:span></text:p>
        </text:list-item>
      </text:list>
      <text:p text:style-name="P28"><text:span text:style-name="T55">a) True</text:span><text:span text:style-name="T44">. </text:span><text:span text:style-name="T43">A Bernoulli experiment has only two outcomes, the coin flipping is actually the canonical example, the simplest random variable since it only takes two values Jarad Niemi (2020).</text:span></text:p>
      <text:p text:style-name="P28"><text:span text:style-name="T43"/></text:p>
      <text:list xml:id="list213443403091206" text:continue-numbering="true" text:style-name="L3">
        <text:list-item>
          <text:p text:style-name="P31"><text:span text:style-name="T1">Which of the following theorem states that the distribution of averages of iid</text:span><text:span text:style-name="T1"><text:note text:id="ftn0" text:note-class="footnote"><text:note-citation>1</text:note-citation><text:note-body><text:p text:style-name="P1"><text:span text:style-name="T51">See ZACH</text:span> (2021, <text:span text:style-name="T51">September</text:span> <text:span text:style-name="T51">21</text:span>). What Are i.i.d. Random Variables? (Definition &amp; Examples) <text:span text:style-name="T51">Statology.</text:span> https://www.statology.org/i-i-d-random-variables/</text:p></text:note-body></text:note></text:span><text:span text:style-name="T1"> variables, properly normalized, becomes that of a standard normal as the sample size increases?</text:span></text:p>
        </text:list-item>
      </text:list>
      <text:p text:style-name="P39"><text:span text:style-name="T54">a) Central Limit Theorem</text:span>. “<text:span text:style-name="T70">I</text:span>s a statistical premise that, given a sufficiently large sample size from a population with a finite level of variance, the mean of all sampled variables from the same population will be approximately equal to the mean of the whole population”, <text:span text:style-name="T52">Ganti (2022). </text:span></text:p>
      <text:p text:style-name="P39"/>
      <text:list xml:id="list213444303732784" text:continue-numbering="true" text:style-name="L3">
        <text:list-item>
          <text:p text:style-name="P29"><text:span text:style-name="T1"><text:s/>Which of the following is incorrect with respect to use of Poisson distribution?</text:span></text:p>
        </text:list-item>
      </text:list>
      <text:p text:style-name="P30"/>
      <text:list xml:id="list213444372238497" text:continue-numbering="true" text:style-name="L3">
        <text:list-item>
          <text:p text:style-name="P29"><text:span text:style-name="T1">Point out the correct statement.</text:span></text:p>
        </text:list-item>
      </text:list>
      <text:p text:style-name="P39"/>
      <text:list xml:id="list213444057982675" text:continue-numbering="true" text:style-name="L3">
        <text:list-item>
          <text:p text:style-name="P42"><text:span text:style-name="T1">______ random variables are used to model rates.</text:span></text:p>
        </text:list-item>
      </text:list>
      <text:p text:style-name="P41">c) Poisson. <text:span text:style-name="T70">Following Hayes, “in statistics, a Poisson distribution is a probability distribution that is used to show how many times an event is likely to occur over a specified period. In other words, it is a count distribution.”(2022)</text:span></text:p>
      <text:p text:style-name="P28"/>
      <text:list xml:id="list213443244390488" text:continue-numbering="true" text:style-name="L3">
        <text:list-item>
          <text:p text:style-name="P26"><text:span text:style-name="T1">Usually replacing the standard error by its estimated value does change the CLT.</text:span></text:p>
        </text:list-item>
      </text:list>
      <text:p text:style-name="P27"/>
      <text:list xml:id="list213444590180387" text:continue-numbering="true" text:style-name="L3">
        <text:list-item>
          <text:p text:style-name="P26"><text:span text:style-name="T1">Which of the following testing is concerned with making decisions using data</text:span></text:p>
        </text:list-item>
      </text:list>
      <text:p text:style-name="P40">b)Hypothesis</text:p>
      <text:p text:style-name="P40"/>
      <text:list xml:id="list213444599587979" text:continue-numbering="true" text:style-name="L3">
        <text:list-item>
          <text:p text:style-name="P26"><text:soft-page-break/><text:span text:style-name="T1">Normalized data are centered at______and have units equal to standard deviations of the original data.</text:span></text:p>
        </text:list-item>
      </text:list>
      <text:p text:style-name="P51">a) 0</text:p>
      <text:p text:style-name="P51"/>
      <text:list xml:id="list213444570959439" text:continue-numbering="true" text:style-name="L3">
        <text:list-item>
          <text:p text:style-name="P42"><text:span text:style-name="T1"><text:s/>Which of the following statement is incorrect with respect to outliers?</text:span></text:p>
        </text:list-item>
      </text:list>
      <text:p text:style-name="P43">d) None of the mentioned</text:p>
      <text:list xml:id="list213443503206408" text:continue-numbering="true" text:style-name="L3">
        <text:list-header>
          <text:p text:style-name="P26"/>
        </text:list-header>
        <text:list-item>
          <text:p text:style-name="P4"><text:span text:style-name="T1"><text:s/></text:span><text:span text:style-name="T57">What do you understand by the term Normal Distribution?</text:span></text:p>
          <text:p text:style-name="P45"><text:span text:style-name="T56">In ideal conditions</text:span>, the data distribution should be within the Bell Shape Curve pattern, and as the central axis of this ideal distribution all the measures of central tendency: mode, median and mean.</text:p>
          <text:p text:style-name="P4"/>
        </text:list-item>
        <text:list-item>
          <text:p text:style-name="P33"><text:span text:style-name="T1">How do you handle missing data? What imputation techniques do you recommend?</text:span></text:p>
          <text:p text:style-name="P44">First pulling up some summary statistics would give a general idea of whats missing overall, a subset of missing data features would be the next step if there is a considerable number of columns on the dataset. Next step would be checking the data documentation, mistyping errors are common, specially with categorical variable<text:span text:style-name="T46">s. Mean imputation for numerical features if possible would be a must in some cases. </text:span></text:p>
        </text:list-item>
      </text:list>
      <text:p text:style-name="P7"/>
      <text:list xml:id="list213443231975148" text:continue-numbering="true" text:style-name="L3">
        <text:list-item>
          <text:p text:style-name="P37"><text:span text:style-name="T1">What is A/B testing?</text:span></text:p>
        </text:list-item>
      </text:list>
      <text:p text:style-name="P50">According to Elles(2019), A/B testing refers to an a hypothesis test, typically used in online marketing for comparing click rate (binary response) of two comparable pages.</text:p>
      <text:p text:style-name="P6"/>
      <text:list xml:id="list213443531861853" text:continue-numbering="true" text:style-name="L3">
        <text:list-item>
          <text:p text:style-name="P5"><text:span text:style-name="T57">Is mean imputation of missing data acceptable practice?</text:span></text:p>
          <text:p text:style-name="P8"><text:span text:style-name="T40">That would depend entirely on the nature of the feature itself, if the variable at hand is numerical, and of the continuous subcategory, it would be reasonable to do it. But doing this might come at a cost, </text:span><text:span text:style-name="T41">Mean imputation does not preserve the relationship among variables, and Mean Imputation leads to an underestimate of Standard Errors, according to Grace-Martin (2020).</text:span></text:p>
        </text:list-item>
      </text:list>
      <text:p text:style-name="P9"/>
      <text:list xml:id="list213444724536193" text:continue-numbering="true" text:style-name="L3">
        <text:list-item>
          <text:p text:style-name="P33"><text:soft-page-break/><text:span text:style-name="T1">What is linear regression in statistics?</text:span></text:p>
          <text:p text:style-name="P49">Linear regression is a basic and commonly used type of predictive analysis. <text:s/>The overall idea of regression is to examine two things: (1) does a set of predictor variables do a good job in predicting an outcome (dependent) variable? <text:s/>(2) Which variables in particular are significant predictors of the outcome variable, and in what way do they–indicated by the magnitude and sign of the beta estimates–impact the outcome variable? <text:s/>These regression estimates are used to explain the relationship between one dependent variable and one or more independent variables.<text:span text:style-name="T46">(Statistics Solutions) <text:s/></text:span></text:p>
        </text:list-item>
      </text:list>
      <text:p text:style-name="P36"/>
      <text:list xml:id="list213444522758970" text:continue-numbering="true" text:style-name="L3">
        <text:list-item>
          <text:p text:style-name="P33"><text:span text:style-name="T1">What are the various branches of statistics?</text:span></text:p>
          <text:p text:style-name="P48">Descriptive and Inferential Statistics. </text:p>
        </text:list-item>
      </text:list>
      <text:p text:style-name="P3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65"><text:soft-page-break/><text:span text:style-name="T2"/></text:p>
      <text:p text:style-name="P16"><text:span text:style-name="T59">Machine Learning</text:span></text:p>
      <text:p text:style-name="P78"><text:span text:style-name="T2"/></text:p>
      <text:list xml:id="list5483035" text:style-name="L5">
        <text:list-item>
          <text:p text:style-name="P60"><text:span text:style-name="T3">Which of the following methods do we use to find the best fit line for data in Linear Regression?</text:span></text:p>
          <text:p text:style-name="P94"><text:span text:style-name="T3">A</text:span><text:span text:style-name="T28">) Least Square Error.</text:span></text:p>
        </text:list-item>
        <text:list-item>
          <text:p text:style-name="P57"><text:span text:style-name="T3">Which of the following statement is true about outliers in linear regression?</text:span></text:p>
          <text:p text:style-name="P92"><text:span text:style-name="T3">A</text:span><text:span text:style-name="T2">) Linear regression is sensitive to outliers. “Outliers refer to unusual or extreme values within a data set” </text:span><text:span text:style-name="T32">(pharmacy180)</text:span></text:p>
        </text:list-item>
      </text:list>
      <text:p text:style-name="P83"><text:span text:style-name="T3"/></text:p>
      <text:list xml:id="list213444867731000" text:continue-numbering="true" text:style-name="L5">
        <text:list-item>
          <text:p text:style-name="P57"><text:span text:style-name="T3">A line falls from left to right if a slope is ______?</text:span></text:p>
        </text:list-item>
      </text:list>
      <text:p text:style-name="P93"><text:span text:style-name="T3">B</text:span><text:span text:style-name="T2">) Negative. </text:span></text:p>
      <text:list xml:id="list213444890402344" text:continue-numbering="true" text:style-name="L5">
        <text:list-header>
          <text:p text:style-name="P57"><text:span text:style-name="T3"/></text:p>
        </text:list-header>
        <text:list-item>
          <text:p text:style-name="P57"><text:span text:style-name="T3">Which of the following will have symmetric relation between dependent variable and independent variable?</text:span></text:p>
        </text:list-item>
      </text:list>
      <text:p text:style-name="P101"><text:span text:style-name="T3">B</text:span><text:span text:style-name="T2">) Correlation</text:span></text:p>
      <text:p text:style-name="P79"><text:span text:style-name="T2"/></text:p>
      <text:list xml:id="list213444383383962" text:continue-numbering="true" text:style-name="L5">
        <text:list-item>
          <text:p text:style-name="P58"><text:span text:style-name="T3">Which of the following is the reason for over fitting condition?</text:span></text:p>
        </text:list-item>
      </text:list>
      <text:p text:style-name="P100"><text:span text:style-name="T3">C</text:span><text:span text:style-name="T2">) Low bias and high variance. “In supervised learning, overfitting happens when </text:span><text:span text:style-name="T35">the</text:span><text:span text:style-name="T2"> model captures the noise along with the underlying pattern in data. It happens when </text:span><text:span text:style-name="T35">model is</text:span><text:span text:style-name="T2"> train</text:span><text:span text:style-name="T35">ed</text:span><text:span text:style-name="T2"> a lot over noisy dataset. These models have low bias and high variance.”, </text:span><text:span text:style-name="T35">as explained by </text:span><text:span text:style-name="T2"><text:s/></text:span><text:span text:style-name="T35">Singh (2018)</text:span></text:p>
      <text:p text:style-name="P100"><text:span text:style-name="T35"/></text:p>
      <text:list xml:id="list213444898650232" text:continue-numbering="true" text:style-name="L5">
        <text:list-item>
          <text:p text:style-name="P58"><text:span text:style-name="T3"><text:s/>If output involves label then that model is called as:</text:span></text:p>
        </text:list-item>
      </text:list>
      <text:p text:style-name="P102"><text:span text:style-name="T3">B</text:span><text:span text:style-name="T2">) Prediction Model</text:span></text:p>
      <text:p text:style-name="P121"><text:span text:style-name="T3"/></text:p>
      <text:list xml:id="list213443213088682" text:continue-numbering="true" text:style-name="L5">
        <text:list-item>
          <text:p text:style-name="P58"><text:span text:style-name="T3">Lasso and Ridge regression techniques belong to _________?</text:span></text:p>
        </text:list-item>
      </text:list>
      <text:p text:style-name="P91"><text:span text:style-name="T3">D</text:span><text:span text:style-name="T2">) Regularization</text:span></text:p>
      <text:p text:style-name="P63"><text:span text:style-name="T3"/></text:p>
      <text:list xml:id="list213444868273426" text:continue-numbering="true" text:style-name="L5">
        <text:list-item>
          <text:p text:style-name="P59"><text:span text:style-name="T3">To overcome with imbalance dataset which technique can be used?</text:span></text:p>
        </text:list-item>
      </text:list>
      <text:p text:style-name="P103"><text:soft-page-break/><text:span text:style-name="T3">C</text:span><text:span text:style-name="T2">) SMOTE. “</text:span><text:span text:style-name="T36">I</text:span><text:span text:style-name="T2">s one of the most commonly used oversampling methods to solve the imbalance problem. It aims to balance class distribution by randomly increasing minority class examples by replicating them. SMOTE synthesises new minority instances between existing minority instances” </text:span><text:span text:style-name="T36">(GeeksforGeeks, 2021c)</text:span></text:p>
      <text:list xml:id="list213444536974591" text:continue-numbering="true" text:style-name="L5">
        <text:list-header>
          <text:p text:style-name="P80"><text:span text:style-name="T3"/></text:p>
        </text:list-header>
        <text:list-item>
          <text:p text:style-name="P62"><text:span text:style-name="T3">The AUC Receiver Operator Characteristic (AUCROC) curve is an evaluation metric for binary cla</text:span><text:span text:style-name="T31">ssification problems. It uses _____ to make graph?</text:span></text:p>
          <text:p text:style-name="P95"><text:span text:style-name="T3">A</text:span><text:span text:style-name="T29">) TPR and FPR. </text:span><text:span text:style-name="T33">As argues Bhandari:</text:span></text:p>
          <text:p text:style-name="P97"><text:span text:style-name="T29">The AUC-ROC curve helps visualizing how well a machine learning classifier is performing, only for binary classification problems. The Receiver Operator Characteristic (ROC) curve is an evaluation metric for binary classification problems. It is a probability curve that plots the TPR against FPR at various threshold values and essentially separates the ‘signal’ from the ‘noise’. The Area Under the Curve (AUC) is the measure of the ability of a classifier to distinguish between classes and is used as a summary of the ROC curve</text:span><text:span text:style-name="T32">(2020)</text:span></text:p>
        </text:list-item>
      </text:list>
      <text:p text:style-name="P64"><text:span text:style-name="T3"/></text:p>
      <text:list xml:id="list213444336640745" text:continue-numbering="true" text:style-name="L5">
        <text:list-item>
          <text:p text:style-name="P96"><text:span text:style-name="T3">In AUC Receiver Operator Characteristic (AUCROC) curve for the better model area under the curve should be less.</text:span></text:p>
        </text:list-item>
      </text:list>
      <text:p text:style-name="P98"><text:span text:style-name="T3">B</text:span><text:span text:style-name="T2">) False. </text:span><text:span text:style-name="T34">According to Klosterman:</text:span></text:p>
      <text:p text:style-name="P99"><text:span text:style-name="T34">The ROC curve of an effective classifier would hug the upper left corner of the plot: high TPR, low FPR. You can imagine that a perfect classifier would get a TPR of 1 (recovers all the positive samples) and an FPR of 0 and appear as a sort of square starting at (0,0), going up to (0,1), and finishing at (1,1). While in practice this kind of performance is highly unlikely, it gives us a limiting case.</text:span></text:p>
      <text:p text:style-name="P99"><text:span text:style-name="T34"/></text:p>
      <text:p text:style-name="P99"><text:span text:style-name="T34">Further consider what the area under the curve (AUC) of such a classifier would be, remembering integrals from calculus if you have studied it. The AUC of a perfect classifier would be 1, because the shape of the curve would be a square on the unit</text:span></text:p>
      <text:p text:style-name="P99"><text:span text:style-name="T34">interval [0, 1]. (p. 106, 2021)</text:span></text:p>
      <text:list xml:id="list213444111146481" text:continue-numbering="true" text:style-name="L5">
        <text:list-header>
          <text:p text:style-name="P82"><text:span text:style-name="T3"/></text:p>
        </text:list-header>
        <text:list-item>
          <text:p text:style-name="P81"><text:span text:style-name="T3">Pick the feature extraction from below </text:span><text:span text:style-name="T37">(?)</text:span></text:p>
          <text:p text:style-name="P81"><text:span text:style-name="T3"/></text:p>
        </text:list-item>
        <text:list-item>
          <text:p text:style-name="P96"><text:span text:style-name="T24">Which of the following is true about Normal Equation used to compute the coefficient of the Linear Regression?</text:span></text:p>
        </text:list-item>
      </text:list>
      <text:p text:style-name="P104"><text:span text:style-name="T24">D</text:span><text:span text:style-name="T23">)</text:span></text:p>
      <text:list xml:id="list213445266085154" text:continue-numbering="true" text:style-name="L5">
        <text:list-header>
          <text:p text:style-name="P61"><text:soft-page-break/><text:span text:style-name="T24"/></text:p>
        </text:list-header>
        <text:list-item>
          <text:p text:style-name="P89"><text:span text:style-name="T3">Explain the term regularization?</text:span></text:p>
          <text:p text:style-name="P90"><text:span text:style-name="T26">Regarding the regularization, </text:span><text:span text:style-name="T27">Gupta (2020</text:span><text:span text:style-name="T26">) states a few points worth considering:</text:span></text:p>
          <text:p text:style-name="P74"><text:span text:style-name="T25">One of the major aspects of training your machine learning model is avoiding overfitting. The model will have a low accuracy if it is overfitting. This happens because your model is trying too hard to capture the noise in your training dataset. By noise we mean the data points that don’t really represent the true properties of your data, but random chance. Learning such data points, makes your model more flexible, at the risk of overfitting.</text:span></text:p>
        </text:list-item>
      </text:list>
      <text:p text:style-name="P75"><text:span text:style-name="T25"/></text:p>
      <text:p text:style-name="P76"><text:span text:style-name="T2">In other words, processing the dataset into a manageable and useful material for a model.</text:span></text:p>
      <text:list xml:id="list213444966875352" text:continue-numbering="true" text:style-name="L5">
        <text:list-header>
          <text:p text:style-name="P88"><text:span text:style-name="T3"/></text:p>
        </text:list-header>
        <text:list-item>
          <text:p text:style-name="P88"><text:span text:style-name="T3">Which particular algorithms are used for regularization?</text:span></text:p>
        </text:list-item>
      </text:list>
      <text:p text:style-name="P77"><text:span text:style-name="T2">Ridge Regression and Lasso Regression.</text:span></text:p>
      <text:list xml:id="list213444154332183" text:continue-numbering="true" text:style-name="L5">
        <text:list-header>
          <text:p text:style-name="P88"><text:span text:style-name="T3"/></text:p>
        </text:list-header>
        <text:list-item>
          <text:p text:style-name="P88"><text:span text:style-name="T3">Explain the term error present in linear regression equation?</text:span></text:p>
        </text:list-item>
      </text:list>
      <text:p text:style-name="P120"><text:span text:style-name="T2">According to Damon (2021), when making predictions its necessary to fit it having in consideration the prediction inaccuracy, having this measure, inaccuracy can be reduced algorithmically. He also states “this function that quantifies this error is called the Cost Function, and typically the mean squared error is used. The mean squared error is as the name suggests, the mean (average) of the square of all the errors.”</text:span></text:p>
      <text:p text:style-name="P120"><text:span text:style-name="T3"/></text:p>
      <text:p text:style-name="P120"><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11">References</text:p>
      <text:p text:style-name="P11"/>
      <text:list xml:id="list2898126214" text:style-name="L2">
        <text:list-item>
          <text:p text:style-name="P24"><text:span text:style-name="T71">Bhandari</text:span><text:span text:style-name="T52">, </text:span><text:span text:style-name="T71">A</text:span><text:span text:style-name="T52">. (2020) AUC-ROC Curve in Machine Learning Clearly Explained. </text:span><text:span text:style-name="T71">Analytics Vidhya</text:span><text:span text:style-name="T52">. https://www.analyticsvidhya.com/blog/2020/06/auc-roc-curve-machine-learning/</text:span></text:p>
        </text:list-item>
        <text:list-item>
          <text:p text:style-name="P24"><text:span text:style-name="T45">Damon, L. (2021). Build your own AI INVESTOR (2</text:span><text:span text:style-name="T66">nd</text:span><text:span text:style-name="T45"> ed.).ISBN: 978-1-8381322-3-1</text:span></text:p>
        </text:list-item>
        <text:list-item>
          <text:p text:style-name="P18"><text:span text:style-name="T45">Finer, J. (2020) How to Write Beautiful Python Code With PEP 8. Real Python. https://realpython.com/python-pep8/</text:span></text:p>
        </text:list-item>
        <text:list-item>
          <text:p text:style-name="P18"><text:span text:style-name="T45">Ganti</text:span><text:span text:style-name="T46">, A. (20</text:span><text:span text:style-name="T45">22</text:span><text:span text:style-name="T46">, </text:span><text:span text:style-name="T45">March</text:span><text:span text:style-name="T46"> </text:span><text:span text:style-name="T45">06</text:span><text:span text:style-name="T46">) Central Limit Theorem (CLT). </text:span><text:span text:style-name="T45">Investopedia</text:span><text:span text:style-name="T46">. </text:span><text:a xlink:type="simple" xlink:href="https://www.investopedia.com/terms/c/central_limit_theorem.asp" text:style-name="Internet_20_link" text:visited-style-name="Visited_20_Internet_20_Link"><text:span text:style-name="T46">https://www.investopedia.com/terms/c/central_limit_theorem.asp</text:span></text:a> </text:p>
        </text:list-item>
        <text:list-item>
          <text:p text:style-name="P18"><text:s/>GeeksforGeeks. Python Yield Keyword (2021a). https://www.geeksforgeeks.org/. https://www.geeksforgeeks.org/python-yield-keyword/#:~:text=Yield%20is%20a%20keyword%20in,is%20what%20makes%20a%20generator.</text:p>
        </text:list-item>
        <text:list-item>
          <text:p text:style-name="P18">GeeksforGeeks. Python Raise Keyword (2021b). https://www.geeksforgeeks.org/. <text:a xlink:type="simple" xlink:href="https://www.geeksforgeeks.org/python-raise-keyword/#:~:text=Python%20raise%20Keyword%20is%20used,further%20up%20the%20call%20stack" text:style-name="Internet_20_link" text:visited-style-name="Visited_20_Internet_20_Link">https://www.geeksforgeeks.org/python-raise-keyword/#:~:text=Python%20raise%20Keyword%20is%20used,further%20up%20the%20call%20stack</text:a>.</text:p>
        </text:list-item>
        <text:list-item>
          <text:p text:style-name="P18">GeeksforGeeks. ML | Handling Imbalanced Data with SMOTE and Near Miss Algorithm in Python (2021<text:span text:style-name="T71">c</text:span>). https://www.geeksforgeeks.org/ml-handling-imbalanced-data-with-smote-and-near-miss-algorithm-in-python/#:~:text=SMOTE%20(synthetic%20minority%20oversampling%20technique)%20is%20one%20of%20the%20most,instances%20between%20existing%20minority%20instances.</text:p>
        </text:list-item>
        <text:list-item>
          <text:p text:style-name="P19"><text:span text:style-name="T47">Grace-Martin</text:span><text:span text:style-name="T46">, </text:span><text:span text:style-name="T47">K</text:span><text:span text:style-name="T46">. (20</text:span><text:span text:style-name="T45">2</text:span><text:span text:style-name="T47">0</text:span><text:span text:style-name="T46">) Missing Data: Two Big Problems with Mean Imputation. </text:span><text:span text:style-name="T47">The Analysis Factor</text:span><text:span text:style-name="T46">. </text:span><text:a xlink:type="simple" xlink:href="https://www.theanalysisfactor.com/mean-imputation/" text:style-name="Internet_20_link" text:visited-style-name="Visited_20_Internet_20_Link"><text:span text:style-name="T46">https://www.theanalysisfactor.com/mean-imputation/</text:span></text:a></text:p>
        </text:list-item>
        <text:list-item>
          <text:p text:style-name="P19"><text:span text:style-name="T46">Gupta, P. (2017) Regularization in Machine Learning. Towards Data Science. </text:span><text:a xlink:type="simple" xlink:href="https://towardsdatascience.com/regularization-in-machine-learning-76441ddcf99a" text:style-name="Internet_20_link" text:visited-style-name="Visited_20_Internet_20_Link"><text:span text:style-name="T46">https://towardsdatascience.com/regularization-in-machine-learning-76441ddcf99a</text:span></text:a></text:p>
        </text:list-item>
        <text:list-item>
          <text:p text:style-name="P23"><text:span text:style-name="T70">Hayes</text:span>, A. (2022, Ma<text:span text:style-name="T70">y</text:span> <text:span text:style-name="T70">19</text:span>) <text:span text:style-name="T70">Poisson Distribution</text:span>. Investopedia. https://www.investopedia.com/terms/p/poisson-distribution.asp</text:p>
        </text:list-item>
        <text:list-item>
          <text:p text:style-name="P19"><text:soft-page-break/><text:span text:style-name="T42">Jarad Niemi</text:span>. (2020). P2-3 Discrete random variables - part 3/5 (Bernoulli random variables) [Video]. YouTube. <text:a xlink:type="simple" xlink:href="https://www.youtube.com/watch?v=NXUkzZhrrcA&amp;t=0s" text:style-name="Internet_20_link" text:visited-style-name="Visited_20_Internet_20_Link">https://www.youtube.com/watch?v=NXUkzZhrrcA&amp;t=0s</text:a></text:p>
        </text:list-item>
        <text:list-item>
          <text:p text:style-name="P21"><text:span text:style-name="T68">Klosterman</text:span>, <text:span text:style-name="T68">S</text:span>. (2021). Data Science Projects with Python (2nd ed.). <text:span text:style-name="T68">Packt Publishing. </text:span>ISBN: ISBN: 978-1-80056-448-0</text:p>
        </text:list-item>
        <text:list-item>
          <text:p text:style-name="P20"><text:span text:style-name="T60">Kumar</text:span>, <text:span text:style-name="T60">H</text:span>. (20<text:span text:style-name="T60">21</text:span>). <text:span text:style-name="T60">I</text:span>t is for FLOOR DIVISION. [Comment on the post “What does // mean in python?”]. <text:span text:style-name="T61">Quora</text:span>. <text:a xlink:type="simple" xlink:href="https://www.quora.com/What-does-mean-in-python-13" text:style-name="Internet_20_link" text:visited-style-name="Visited_20_Internet_20_Link">https://www.quora.com/What-does-mean-in-python-13</text:a></text:p>
        </text:list-item>
        <text:list-item>
          <text:p text:style-name="P22">Monroe, W. (2017). Lecture Notes #7: Bernoulli and Binomial Random Variables. Standford University CS 109:https://web.stanford.edu/class/archive/cs/cs109/cs109.1178/lectureHandouts/070-bernoulli-binomial.pdf</text:p>
        </text:list-item>
        <text:list-item>
          <text:p text:style-name="P22"><text:span text:style-name="T67">Pharmacy180</text:span>. Sensitivity to Outliers, Outlier Rejection, and Robust Regression. https://www.pharmacy180.com/. https://www.pharmacy180.com/article/sensitivity-to-outliers,-outlier-rejection,-and-robust-regression-2986/</text:p>
        </text:list-item>
        <text:list-item>
          <text:p text:style-name="P25"><text:span text:style-name="T44">–Tsingyi. (20</text:span><text:span text:style-name="T50">20</text:span><text:span text:style-name="T44">, </text:span><text:span text:style-name="T50">Jan</text:span><text:span text:style-name="T44"> </text:span><text:span text:style-name="T50">9</text:span><text:span text:style-name="T44">).What do &gt;&gt; and &lt;&lt; mean in Python? </text:span><text:span text:style-name="T50">(Answer)</text:span><text:span text:style-name="T44">. Stack Overflow. </text:span><text:a xlink:type="simple" xlink:href="https://stackoverflow.com/questions/22832615/what-do-and-mean-in-python" text:style-name="Internet_20_link" text:visited-style-name="Visited_20_Internet_20_Link"><text:span text:style-name="T44">https://stackoverflow.com/questions/22832615/what-do-and-mean-in-python</text:span></text:a></text:p>
        </text:list-item>
        <text:list-item>
          <text:p text:style-name="P25"><text:span text:style-name="T48">Singh</text:span><text:span text:style-name="T44">, </text:span><text:span text:style-name="T48">S</text:span><text:span text:style-name="T44">. (20</text:span><text:span text:style-name="T48">18, </text:span><text:span text:style-name="T49">May 21</text:span><text:span text:style-name="T44">) Understanding the Bias-Variance Tradeoff. <text:s/></text:span><text:a xlink:type="simple" xlink:href="https://towardsdatascience.com/" text:style-name="Internet_20_link" text:visited-style-name="Visited_20_Internet_20_Link"><text:span text:style-name="T44">https://towardsdatascience.com/</text:span></text:a><text:span text:style-name="T44">. https://towardsdatascience.com/understanding-the-bias-variance-tradeoff-165e6942b229</text:span></text:p>
        </text:list-item>
        <text:list-item>
          <text:p text:style-name="P22"><text:span text:style-name="T68">Statistics Solutions</text:span>. What is Linear Regression?. https://www.statisticssolutions.com/. https://www.statisticssolutions.com/free-resources/directory-of-statistical-analyses/what-is-linear-regression/</text:p>
        </text:list-item>
        <text:list-item>
          <text:p text:style-name="P22"><text:span text:style-name="T63">W3SCHOOLS</text:span><text:span text:style-name="T65">a</text:span>. Python Operators. https://www.w3schools.com. <text:a xlink:type="simple" xlink:href="https://www.w3schools.com/python/python_operators.asp" text:style-name="Internet_20_link" text:visited-style-name="Visited_20_Internet_20_Link">https://www.w3schools.com/python/python_operators.asp</text:a></text:p>
        </text:list-item>
        <text:list-item>
          <text:p text:style-name="P22">W3SCHOOLS<text:span text:style-name="T65">b</text:span>. Python finally Keywords. https://www.w3schools.com. https://www.w3schools.com/python/python_operators.asphttps://www.w3schools.com/python/ref_keyword_finally.asp#:~:text=Definition%20and%20Usage&amp;text=It%20defines%20a%20block%20of,objects%20and%20clean%20up%20resourc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Verdana"/>
    <style:font-face style:name="Cabin-semi-bold" svg:font-family="Cabin-semi-bold, sans-serif"/>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Times" svg:font-family="Times, serif"/>
    <style:font-face style:name="Times New Roman" svg:font-family="'Times New Roman'" style:font-family-generic="roman" style:font-pitch="variable"/>
    <style:font-face style:name="source sans pro" svg:font-family="'source sans pro', apple-system, BlinkMacSystemFont, 'segoe ui', Roboto, 'helvetica neue', Arial, sans-serif, 'apple color emoji', 'segoe ui emoji', 'segoe ui 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stLabel_20_1" style:display-name="ListLabel 1"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ListLabel_20_2" style:display-name="ListLabel 2" style:family="text"/>
    <style:style style:name="ListLabel_20_3" style:display-name="ListLabel 3"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3T12:30:00</meta:creation-date>
    <meta:initial-creator>Farhad Khan</meta:initial-creator>
    <dc:date>2022-05-20T21:34:10.906000000</dc:date>
    <meta:editing-duration>PT3H23M24S</meta:editing-duration>
    <meta:editing-cycles>14</meta:editing-cycles>
    <meta:generator>LibreOffice/7.3.0.3$Windows_X86_64 LibreOffice_project/0f246aa12d0eee4a0f7adcefbf7c878fc2238db3</meta:generator>
    <meta:document-statistic meta:table-count="0" meta:image-count="0" meta:object-count="0" meta:page-count="12" meta:paragraph-count="154" meta:word-count="2179" meta:character-count="15169" meta:non-whitespace-character-count="12938"/>
  </office:meta>
</office:document-meta>
</file>